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Email</text:p>
          </table:table-cell>
          <table:table-cell table:style-name="Default" office:value-type="string" calcext:value-type="string">
            <text:p>Date Taken (America/New_York)</text:p>
          </table:table-cell>
          <table:table-cell table:style-name="Default" office:value-type="string" calcext:value-type="string">
            <text:p>Time Taken (America/New_York)</text:p>
          </table:table-cell>
          <table:table-cell table:style-name="Default" office:value-type="string" calcext:value-type="string">
            <text:p>Time Spent</text:p>
          </table:table-cell>
          <table:table-cell office:value-type="string" calcext:value-type="string">
            <text:p>Q2 - Did you switch careers into Data?</text:p>
          </table:table-cell>
          <table:table-cell office:value-type="string" calcext:value-type="string">
            <text:p>Q6 - How Happy are you in your Current Position with the following? (Salary)</text:p>
          </table:table-cell>
          <table:table-cell office:value-type="string" calcext:value-type="string">
            <text:p>Q6 - How Happy are you in your Current Position with the following? (Work/Life Balance)</text:p>
          </table:table-cell>
          <table:table-cell office:value-type="string" calcext:value-type="string">
            <text:p>Q6 - How Happy are you in your Current Position with the following? (Coworkers)</text:p>
          </table:table-cell>
          <table:table-cell office:value-type="string" calcext:value-type="string">
            <text:p>Q6 - How Happy are you in your Current Position with the following? (Management)</text:p>
          </table:table-cell>
          <table:table-cell office:value-type="string" calcext:value-type="string">
            <text:p>Q6 - How Happy are you in your Current Position with the following? (Upward Mobility)</text:p>
          </table:table-cell>
          <table:table-cell office:value-type="string" calcext:value-type="string">
            <text:p>Q6 - How Happy are you in your Current Position with the following? (Learning New Things)</text:p>
          </table:table-cell>
          <table:table-cell office:value-type="string" calcext:value-type="string">
            <text:p>Q7 - How difficult was it for you to break into Data?</text:p>
          </table:table-cell>
          <table:table-cell office:value-type="string" calcext:value-type="string">
            <text:p>Q8 - If you were to look for a new job today, what would be the most important thing to you?</text:p>
          </table:table-cell>
          <table:table-cell office:value-type="string" calcext:value-type="string">
            <text:p>Q9 - Male/Female?</text:p>
          </table:table-cell>
          <table:table-cell office:value-type="string" calcext:value-type="string">
            <text:p>Q10 - Current Age</text:p>
          </table:table-cell>
          <table:table-cell office:value-type="string" calcext:value-type="string">
            <text:p>Q1 - Which Title Best Fits your Current Role?.1</text:p>
          </table:table-cell>
          <table:table-cell office:value-type="string" calcext:value-type="string">
            <text:p>Q3 - Current Yearly Salary (in USD).1</text:p>
          </table:table-cell>
          <table:table-cell office:value-type="string" calcext:value-type="string">
            <text:p>Q3 - Current Yearly Salary (in USD).2</text:p>
          </table:table-cell>
          <table:table-cell office:value-type="string" calcext:value-type="string">
            <text:p>Avg Salary</text:p>
          </table:table-cell>
          <table:table-cell office:value-type="string" calcext:value-type="string">
            <text:p>Q4 - What Industry do you work in?.1</text:p>
          </table:table-cell>
          <table:table-cell office:value-type="string" calcext:value-type="string">
            <text:p>Q5 - Favorite Programming Language.1</text:p>
          </table:table-cell>
          <table:table-cell office:value-type="string" calcext:value-type="string">
            <text:p>Q11 - Which Country do you live in?.1</text:p>
          </table:table-cell>
          <table:table-cell office:value-type="string" calcext:value-type="string">
            <text:p>Q13 - Ethnicity.1</text:p>
          </table:table-cell>
        </table:table-row>
        <table:table-row table:style-name="ro1">
          <table:table-cell office:value-type="string" calcext:value-type="string">
            <text:p>62a33cd8bc6861bf3176c05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5M00S" calcext:value-type="time">
            <text:p>08:45:00 AM</text:p>
          </table:table-cell>
          <table:table-cell office:value-type="time" office:time-value="PT00H01M27S" calcext:value-type="time">
            <text:p>12:01:27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3cf30a77c1a77f65baa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5M00S" calcext:value-type="time">
            <text:p>08:45:00 AM</text:p>
          </table:table-cell>
          <table:table-cell office:value-type="time" office:time-value="PT00H02M31S" calcext:value-type="time">
            <text:p>12:02:31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d850f8c8599d5af10c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8M00S" calcext:value-type="time">
            <text:p>08:48:00 AM</text:p>
          </table:table-cell>
          <table:table-cell office:value-type="time" office:time-value="PT00H01M06S" calcext:value-type="time">
            <text:p>12:01:06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de124a26260273826b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9M00S" calcext:value-type="time">
            <text:p>08:49:00 AM</text:p>
          </table:table-cell>
          <table:table-cell office:value-type="time" office:time-value="PT00H01M21S" calcext:value-type="time">
            <text:p>12:01:21 AM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e54d8c00e9f5419cfe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1M00S" calcext:value-type="time">
            <text:p>08:51:00 AM</text:p>
          </table:table-cell>
          <table:table-cell office:value-type="time" office:time-value="PT00H01M47S" calcext:value-type="time">
            <text:p>12:01:47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3e62575fa3a5ae88aab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1M00S" calcext:value-type="time">
            <text:p>08:51:00 AM</text:p>
          </table:table-cell>
          <table:table-cell office:value-type="time" office:time-value="PT00H02M14S" calcext:value-type="time">
            <text:p>12:02:14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efe0a77c1a77f65bf1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4M00S" calcext:value-type="time">
            <text:p>08:54:00 AM</text:p>
          </table:table-cell>
          <table:table-cell office:value-type="time" office:time-value="PT00H02M08S" calcext:value-type="time">
            <text:p>12:02:08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210cf25554317300c0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7M00S" calcext:value-type="time">
            <text:p>09:07:00 AM</text:p>
          </table:table-cell>
          <table:table-cell office:value-type="time" office:time-value="PT00H02M15S" calcext:value-type="time">
            <text:p>12:02:15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272f8d5efcc22f7d15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9M00S" calcext:value-type="time">
            <text:p>09:09:00 AM</text:p>
          </table:table-cell>
          <table:table-cell office:value-type="time" office:time-value="PT00H01M09S" calcext:value-type="time">
            <text:p>12:01:09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3d9f3072dd892622fe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00H03M15S" calcext:value-type="time">
            <text:p>12:03:1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425f8d5efcc22f7d52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6M00S" calcext:value-type="time">
            <text:p>09:16:00 AM</text:p>
          </table:table-cell>
          <table:table-cell office:value-type="time" office:time-value="PT00H01M28S" calcext:value-type="time">
            <text:p>12:01:28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47a575fa3a5ae88b6c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7M00S" calcext:value-type="time">
            <text:p>09:17:00 AM</text:p>
          </table:table-cell>
          <table:table-cell office:value-type="time" office:time-value="PT00H04M14S" calcext:value-type="time">
            <text:p>12:04:14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52818134ddc75ce9e1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00H01M33S" calcext:value-type="time">
            <text:p>12:01:33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57bf8d5efcc22f7da1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2M00S" calcext:value-type="time">
            <text:p>09:22:00 AM</text:p>
          </table:table-cell>
          <table:table-cell office:value-type="time" office:time-value="PT00H01M08S" calcext:value-type="time">
            <text:p>12:01:08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6a95d257a28a30d8cb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7M00S" calcext:value-type="time">
            <text:p>09:27:00 AM</text:p>
          </table:table-cell>
          <table:table-cell office:value-type="time" office:time-value="PT00H00M58S" calcext:value-type="time">
            <text:p>12:00:58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726f8d5efcc22f7dec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9M00S" calcext:value-type="time">
            <text:p>09:29:00 AM</text:p>
          </table:table-cell>
          <table:table-cell office:value-type="time" office:time-value="PT00H01M14S" calcext:value-type="time">
            <text:p>12:01:14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83018134ddc75cea4e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3M00S" calcext:value-type="time">
            <text:p>09:33:00 AM</text:p>
          </table:table-cell>
          <table:table-cell office:value-type="time" office:time-value="PT00H01M41S" calcext:value-type="time">
            <text:p>12:01:41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8bf2e54c9003e53363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5M00S" calcext:value-type="time">
            <text:p>09:35:00 AM</text:p>
          </table:table-cell>
          <table:table-cell office:value-type="time" office:time-value="PT00H02M22S" calcext:value-type="time">
            <text:p>12:02:22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8f2f8d5efcc22f7e2b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6M00S" calcext:value-type="time">
            <text:p>09:36:00 AM</text:p>
          </table:table-cell>
          <table:table-cell office:value-type="time" office:time-value="PT00H01M10S" calcext:value-type="time">
            <text:p>12:01:10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9160a77c1a77f65d4d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7M00S" calcext:value-type="time">
            <text:p>09:37:00 AM</text:p>
          </table:table-cell>
          <table:table-cell office:value-type="time" office:time-value="PT00H00M28S" calcext:value-type="time">
            <text:p>12:00:28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96e575fa3a5ae88c4e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8M00S" calcext:value-type="time">
            <text:p>09:38:00 AM</text:p>
          </table:table-cell>
          <table:table-cell office:value-type="time" office:time-value="PT00H03M18S" calcext:value-type="time">
            <text:p>12:03:18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9c7cec54911e9ca67c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0M00S" calcext:value-type="time">
            <text:p>09:40:00 AM</text:p>
          </table:table-cell>
          <table:table-cell office:value-type="time" office:time-value="PT00H01M05S" calcext:value-type="time">
            <text:p>12:01:0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a03cec54911e9ca686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1M00S" calcext:value-type="time">
            <text:p>09:41:00 AM</text:p>
          </table:table-cell>
          <table:table-cell office:value-type="time" office:time-value="PT00H01M08S" calcext:value-type="time">
            <text:p>12:01:08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b7ebae91e4b8b83076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7M00S" calcext:value-type="time">
            <text:p>09:47:00 A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f2af8f7561645854c1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3M00S" calcext:value-type="time">
            <text:p>10:03:00 AM</text:p>
          </table:table-cell>
          <table:table-cell office:value-type="time" office:time-value="PT00H01M06S" calcext:value-type="time">
            <text:p>12:01:06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ff1f408bae018ed601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6M00S" calcext:value-type="time">
            <text:p>10:06:00 AM</text:p>
          </table:table-cell>
          <table:table-cell office:value-type="time" office:time-value="PT00H01M16S" calcext:value-type="time">
            <text:p>12:01:16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05bd8c00e9f5419f8d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8M00S" calcext:value-type="time">
            <text:p>10:08:00 AM</text:p>
          </table:table-cell>
          <table:table-cell office:value-type="time" office:time-value="PT00H01M22S" calcext:value-type="time">
            <text:p>12:01:22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130f3072dd892624d9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12M00S" calcext:value-type="time">
            <text:p>10:12:00 A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19b24a262602738514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13M00S" calcext:value-type="time">
            <text:p>10:13:00 AM</text:p>
          </table:table-cell>
          <table:table-cell office:value-type="time" office:time-value="PT00H01M39S" calcext:value-type="time">
            <text:p>12:01:39 AM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5541f3072dd89262551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9M00S" calcext:value-type="time">
            <text:p>10:29:00 AM</text:p>
          </table:table-cell>
          <table:table-cell office:value-type="time" office:time-value="PT00H02M07S" calcext:value-type="time">
            <text:p>12:02:07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b965d257a28a30db89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6M00S" calcext:value-type="time">
            <text:p>10:56:00 AM</text:p>
          </table:table-cell>
          <table:table-cell office:value-type="time" office:time-value="PT00H01M45S" calcext:value-type="time">
            <text:p>12:01:45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ba3f3072dd89262606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6M00S" calcext:value-type="time">
            <text:p>10:56:00 A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5f0d24a2626027386a8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11M00S" calcext:value-type="time">
            <text:p>11:11:00 AM</text:p>
          </table:table-cell>
          <table:table-cell office:value-type="time" office:time-value="PT00H01M03S" calcext:value-type="time">
            <text:p>12:01:03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1af0f8c8599d5af627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22M00S" calcext:value-type="time">
            <text:p>11:22:00 AM</text:p>
          </table:table-cell>
          <table:table-cell office:value-type="time" office:time-value="PT00H01M39S" calcext:value-type="time">
            <text:p>12:01:39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6275bc6861bf3177118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25M00S" calcext:value-type="time">
            <text:p>11:25:00 A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636c2e54c9003e536e6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29M00S" calcext:value-type="time">
            <text:p>11:29:00 AM</text:p>
          </table:table-cell>
          <table:table-cell office:value-type="time" office:time-value="PT00H03M30S" calcext:value-type="time">
            <text:p>12:03:30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670b575fa3a5ae89042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00H02M07S" calcext:value-type="time">
            <text:p>12:02:07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6794b4da29969c633b4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00H02M01S" calcext:value-type="time">
            <text:p>12:02:01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684ebc6861bf31771f1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00H00M48S" calcext:value-type="time">
            <text:p>12:00:48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b6c24a26260273882a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00H01M40S" calcext:value-type="time">
            <text:p>12:01:40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6d3124a262602738862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11M00S" calcext:value-type="time">
            <text:p>12:11:00 PM</text:p>
          </table:table-cell>
          <table:table-cell office:value-type="time" office:time-value="PT00H02M23S" calcext:value-type="time">
            <text:p>12:02:23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6fe67dc029e2d66c530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23M00S" calcext:value-type="time">
            <text:p>12:23:00 PM</text:p>
          </table:table-cell>
          <table:table-cell office:value-type="time" office:time-value="PT00H02M52S" calcext:value-type="time">
            <text:p>12:02:52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70635d257a28a30de5e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25M00S" calcext:value-type="time">
            <text:p>12:25:00 PM</text:p>
          </table:table-cell>
          <table:table-cell office:value-type="time" office:time-value="PT00H02M51S" calcext:value-type="time">
            <text:p>12:02:51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715124a2626027388f0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29M00S" calcext:value-type="time">
            <text:p>12:29:00 PM</text:p>
          </table:table-cell>
          <table:table-cell office:value-type="time" office:time-value="PT00H01M21S" calcext:value-type="time">
            <text:p>12:01:21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7a43d8c00e9f541a4a7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07M00S" calcext:value-type="time">
            <text:p>01:07:00 PM</text:p>
          </table:table-cell>
          <table:table-cell office:value-type="time" office:time-value="PT00H03M34S" calcext:value-type="time">
            <text:p>12:03:34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7a7818134ddc75cf0d4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08M00S" calcext:value-type="time">
            <text:p>01:08:00 PM</text:p>
          </table:table-cell>
          <table:table-cell office:value-type="time" office:time-value="PT00H01M27S" calcext:value-type="time">
            <text:p>12:01:27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ative Hawaiian or other Pacific Islander</text:p>
          </table:table-cell>
        </table:table-row>
        <table:table-row table:style-name="ro1">
          <table:table-cell office:value-type="string" calcext:value-type="string">
            <text:p>62a37aa1cf255543173081e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08M00S" calcext:value-type="time">
            <text:p>01:08:00 PM</text:p>
          </table:table-cell>
          <table:table-cell office:value-type="time" office:time-value="PT00H01M51S" calcext:value-type="time">
            <text:p>12:01:51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7bab2e54c9003e53a10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13M00S" calcext:value-type="time">
            <text:p>01:13:00 PM</text:p>
          </table:table-cell>
          <table:table-cell office:value-type="time" office:time-value="PT00H02M09S" calcext:value-type="time">
            <text:p>12:02:09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856218134ddc75cf1ee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00H01M29S" calcext:value-type="time">
            <text:p>12:01:29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8975b4da29969c63783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12M00S" calcext:value-type="time">
            <text:p>02:12:00 PM</text:p>
          </table:table-cell>
          <table:table-cell office:value-type="time" office:time-value="PT00H03M09S" calcext:value-type="time">
            <text:p>12:03:09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89b70f8c8599d5afad1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13M00S" calcext:value-type="time">
            <text:p>02:13:00 PM</text:p>
          </table:table-cell>
          <table:table-cell office:value-type="time" office:time-value="PT00H02M27S" calcext:value-type="time">
            <text:p>12:02:27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3330a77c1a77f6662e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00H01M54S" calcext:value-type="time">
            <text:p>12:01:54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9b6cf408bae018ede92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00H01M55S" calcext:value-type="time">
            <text:p>12:01:55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9e03f408bae018eded3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39M00S" calcext:value-type="time">
            <text:p>03:39:00 PM</text:p>
          </table:table-cell>
          <table:table-cell office:value-type="time" office:time-value="PT00H01M59S" calcext:value-type="time">
            <text:p>12:01:59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a3800f8c8599d5afd4d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03M00S" calcext:value-type="time">
            <text:p>04:03:00 PM</text:p>
          </table:table-cell>
          <table:table-cell office:value-type="time" office:time-value="PT00H01M45S" calcext:value-type="time">
            <text:p>12:01:45 AM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a4fdbae91e4b8b83ab6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09M00S" calcext:value-type="time">
            <text:p>04:09:00 PM</text:p>
          </table:table-cell>
          <table:table-cell office:value-type="time" office:time-value="PT00H03M52S" calcext:value-type="time">
            <text:p>12:03:52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a9dbd8c00e9f541a93e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30M00S" calcext:value-type="time">
            <text:p>04:30:00 PM</text:p>
          </table:table-cell>
          <table:table-cell office:value-type="time" office:time-value="PT00H01M54S" calcext:value-type="time">
            <text:p>12:01:54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b255d8c00e9f541a9fd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7H06M00S" calcext:value-type="time">
            <text:p>05:06:00 PM</text:p>
          </table:table-cell>
          <table:table-cell office:value-type="time" office:time-value="PT00H02M18S" calcext:value-type="time">
            <text:p>12:02:18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b3f6bc6861bf3177973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7H13M00S" calcext:value-type="time">
            <text:p>05:13:00 PM</text:p>
          </table:table-cell>
          <table:table-cell office:value-type="time" office:time-value="PT00H01M02S" calcext:value-type="time">
            <text:p>12:01:02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ba4dbc6861bf31779f2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7H40M00S" calcext:value-type="time">
            <text:p>05:40:00 PM</text:p>
          </table:table-cell>
          <table:table-cell office:value-type="time" office:time-value="PT00H01M19S" calcext:value-type="time">
            <text:p>12:01:19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cbfef8d5efcc22f8b6f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55M00S" calcext:value-type="time">
            <text:p>06:55:00 P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cfed0f8c8599d5b00b1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9H12M00S" calcext:value-type="time">
            <text:p>07:12:00 PM</text:p>
          </table:table-cell>
          <table:table-cell office:value-type="time" office:time-value="PT00H01M09S" calcext:value-type="time">
            <text:p>12:01:09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fe0d5d257a28a30ea3c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2H29M00S" calcext:value-type="time">
            <text:p>10:29:00 PM</text:p>
          </table:table-cell>
          <table:table-cell office:value-type="time" office:time-value="PT00H12M09S" calcext:value-type="time">
            <text:p>12:12:09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03bbf8d5efcc22f8eb1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2H53M00S" calcext:value-type="time">
            <text:p>10:53:00 PM</text:p>
          </table:table-cell>
          <table:table-cell office:value-type="time" office:time-value="PT00H02M40S" calcext:value-type="time">
            <text:p>12:02:40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098124a2626027394dd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18M00S" calcext:value-type="time">
            <text:p>11:18:00 PM</text:p>
          </table:table-cell>
          <table:table-cell office:value-type="time" office:time-value="PT00H02M12S" calcext:value-type="time">
            <text:p>12:02:12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1135bc6861bf3177f3d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51M00S" calcext:value-type="time">
            <text:p>11:51:00 PM</text:p>
          </table:table-cell>
          <table:table-cell office:value-type="time" office:time-value="PT00H01M27S" calcext:value-type="time">
            <text:p>12:01:2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cb72e54c9003e531c6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4M00S" calcext:value-type="time">
            <text:p>08:44:00 AM</text:p>
          </table:table-cell>
          <table:table-cell office:value-type="time" office:time-value="PT00H01M15S" calcext:value-type="time">
            <text:p>12:01:15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Scienti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d9bf8f756164585249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8M00S" calcext:value-type="time">
            <text:p>08:48:00 AM</text:p>
          </table:table-cell>
          <table:table-cell office:value-type="time" office:time-value="PT00H01M04S" calcext:value-type="time">
            <text:p>12:01:04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f17f8f756164585286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4M00S" calcext:value-type="time">
            <text:p>08:54:00 AM</text:p>
          </table:table-cell>
          <table:table-cell office:value-type="time" office:time-value="PT00H02M28S" calcext:value-type="time">
            <text:p>12:02:28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006d8c00e9f5419d34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8M00S" calcext:value-type="time">
            <text:p>08:58:00 AM</text:p>
          </table:table-cell>
          <table:table-cell office:value-type="time" office:time-value="PT00H02M39S" calcext:value-type="time">
            <text:p>12:02:39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020575fa3a5ae88ade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9M00S" calcext:value-type="time">
            <text:p>08:59:00 AM</text:p>
          </table:table-cell>
          <table:table-cell office:value-type="time" office:time-value="PT00H01M11S" calcext:value-type="time">
            <text:p>12:01:11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26cf408bae018ed409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9M00S" calcext:value-type="time">
            <text:p>09:09:00 AM</text:p>
          </table:table-cell>
          <table:table-cell office:value-type="time" office:time-value="PT00H01M33S" calcext:value-type="time">
            <text:p>12:01:33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340bc6861bf3176d05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2M00S" calcext:value-type="time">
            <text:p>09:12:00 AM</text:p>
          </table:table-cell>
          <table:table-cell office:value-type="time" office:time-value="PT00H04M03S" calcext:value-type="time">
            <text:p>12:04:03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6a37dc029e2d66bfa6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6M00S" calcext:value-type="time">
            <text:p>09:26:00 AM</text:p>
          </table:table-cell>
          <table:table-cell office:value-type="time" office:time-value="PT00H03M05S" calcext:value-type="time">
            <text:p>12:03:05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93fb4da29969c62fe6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8M00S" calcext:value-type="time">
            <text:p>09:38:00 AM</text:p>
          </table:table-cell>
          <table:table-cell office:value-type="time" office:time-value="PT00H02M22S" calcext:value-type="time">
            <text:p>12:02:22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991b4da29969c62ff4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9M00S" calcext:value-type="time">
            <text:p>09:39:00 AM</text:p>
          </table:table-cell>
          <table:table-cell office:value-type="time" office:time-value="PT00H01M15S" calcext:value-type="time">
            <text:p>12:01:15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b07cec54911e9ca6b6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5M00S" calcext:value-type="time">
            <text:p>09:45:00 AM</text:p>
          </table:table-cell>
          <table:table-cell office:value-type="time" office:time-value="PT00H01M19S" calcext:value-type="time">
            <text:p>12:01:19 AM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b5b5d257a28a30d96a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7M00S" calcext:value-type="time">
            <text:p>09:47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Scienti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bb0f3072dd89262421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8M00S" calcext:value-type="time">
            <text:p>09:48:00 AM</text:p>
          </table:table-cell>
          <table:table-cell office:value-type="time" office:time-value="PT00H01M05S" calcext:value-type="time">
            <text:p>12:01:0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ta Engine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dbb5d257a28a30d9a6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57M00S" calcext:value-type="time">
            <text:p>09:57:00 AM</text:p>
          </table:table-cell>
          <table:table-cell office:value-type="time" office:time-value="PT00H01M26S" calcext:value-type="time">
            <text:p>12:01:26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e082e54c9003e53411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58M00S" calcext:value-type="time">
            <text:p>09:58:00 AM</text:p>
          </table:table-cell>
          <table:table-cell office:value-type="time" office:time-value="PT00H02M51S" calcext:value-type="time">
            <text:p>12:02:51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53f07dc029e2d66c178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3M00S" calcext:value-type="time">
            <text:p>10:23:00 AM</text:p>
          </table:table-cell>
          <table:table-cell office:value-type="time" office:time-value="PT00H01M48S" calcext:value-type="time">
            <text:p>12:01:48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5a2c7dc029e2d66c251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00H01M39S" calcext:value-type="time">
            <text:p>12:01:39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d8f575fa3a5ae88efd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04M00S" calcext:value-type="time">
            <text:p>11:04:00 AM</text:p>
          </table:table-cell>
          <table:table-cell office:value-type="time" office:time-value="PT00H02M38S" calcext:value-type="time">
            <text:p>12:02:38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e970a77c1a77f66035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09M00S" calcext:value-type="time">
            <text:p>11:09:00 AM</text:p>
          </table:table-cell>
          <table:table-cell office:value-type="time" office:time-value="PT00H01M51S" calcext:value-type="time">
            <text:p>12:01:51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Scienti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5eabf408bae018ed7cb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09M00S" calcext:value-type="time">
            <text:p>11:09:00 AM</text:p>
          </table:table-cell>
          <table:table-cell office:value-type="time" office:time-value="PT00H01M35S" calcext:value-type="time">
            <text:p>12:01:35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Engine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0b8f8f7561645856ec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18M00S" calcext:value-type="time">
            <text:p>11:18:00 AM</text:p>
          </table:table-cell>
          <table:table-cell office:value-type="time" office:time-value="PT00H01M16S" calcext:value-type="time">
            <text:p>12:01:16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Engine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20f0f8c8599d5af63a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23M00S" calcext:value-type="time">
            <text:p>11:23:00 AM</text:p>
          </table:table-cell>
          <table:table-cell office:value-type="time" office:time-value="PT00H02M19S" calcext:value-type="time">
            <text:p>12:02:19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6251d8c00e9f541a199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25M00S" calcext:value-type="time">
            <text:p>11:25:00 AM</text:p>
          </table:table-cell>
          <table:table-cell office:value-type="time" office:time-value="PT00H01M59S" calcext:value-type="time">
            <text:p>12:01:59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6969f8f756164585821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00H03M43S" calcext:value-type="time">
            <text:p>12:03:43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7ff3bae91e4b8b836ed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00H01M21S" calcext:value-type="time">
            <text:p>12:01:21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8023575fa3a5ae89339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85480f8c8599d5afa5c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00H02M38S" calcext:value-type="time">
            <text:p>12:02:38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8c120f8c8599d5afb0e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23M00S" calcext:value-type="time">
            <text:p>02:23:00 P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06224a262602738c58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41M00S" calcext:value-type="time">
            <text:p>02:41:00 PM</text:p>
          </table:table-cell>
          <table:table-cell office:value-type="time" office:time-value="PT00H01M16S" calcext:value-type="time">
            <text:p>12:01:16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Scienti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297b4da29969c63867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00H01M36S" calcext:value-type="time">
            <text:p>12:01:36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Engine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58fcec54911e9caf82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00H05M13S" calcext:value-type="time">
            <text:p>12:05:13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7fb5d257a28a30e279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a340f8c8599d5afc6c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00H01M23S" calcext:value-type="time">
            <text:p>12:01:23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Scienti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af66f8f756164585eeb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00H03M01S" calcext:value-type="time">
            <text:p>12:03:01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eea9bae91e4b8b8401a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1H23M00S" calcext:value-type="time">
            <text:p>09:23:00 P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03d30f8c8599d5b03d6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2H54M00S" calcext:value-type="time">
            <text:p>10:54:00 PM</text:p>
          </table:table-cell>
          <table:table-cell office:value-type="time" office:time-value="PT00H00M59S" calcext:value-type="time">
            <text:p>12:00:59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0726575fa3a5ae89d99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08M00S" calcext:value-type="time">
            <text:p>11:08:00 PM</text:p>
          </table:table-cell>
          <table:table-cell office:value-type="time" office:time-value="PT00H00M51S" calcext:value-type="time">
            <text:p>12:00:51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41795cec54911e9cb885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0H18M00S" calcext:value-type="time">
            <text:p>12:18:00 AM</text:p>
          </table:table-cell>
          <table:table-cell office:value-type="time" office:time-value="PT00H00M59S" calcext:value-type="time">
            <text:p>12:00:59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1e23bc6861bf3177fff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0H46M00S" calcext:value-type="time">
            <text:p>12:46:00 AM</text:p>
          </table:table-cell>
          <table:table-cell office:value-type="time" office:time-value="PT00H01M41S" calcext:value-type="time">
            <text:p>12:01:41 AM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21cebc6861bf317803f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02M00S" calcext:value-type="time">
            <text:p>01:02:00 AM</text:p>
          </table:table-cell>
          <table:table-cell office:value-type="time" office:time-value="PT00H01M29S" calcext:value-type="time">
            <text:p>12:01:29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24ccd8c00e9f541b114e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14M00S" calcext:value-type="time">
            <text:p>01:14:00 AM</text:p>
          </table:table-cell>
          <table:table-cell office:value-type="time" office:time-value="PT00H02M47S" calcext:value-type="time">
            <text:p>12:02:47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3f43f408bae018ee928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07M00S" calcext:value-type="time">
            <text:p>03:07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40ab575fa3a5ae8a1418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13M00S" calcext:value-type="time">
            <text:p>03:13:00 AM</text:p>
          </table:table-cell>
          <table:table-cell office:value-type="time" office:time-value="PT00H03M39S" calcext:value-type="time">
            <text:p>12:03:39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46faf8f7561645868c60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40M00S" calcext:value-type="time">
            <text:p>03:40:00 AM</text:p>
          </table:table-cell>
          <table:table-cell office:value-type="time" office:time-value="PT00H01M05S" calcext:value-type="time">
            <text:p>12:01:05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48832e54c9003e5491c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47M00S" calcext:value-type="time">
            <text:p>03:47:00 AM</text:p>
          </table:table-cell>
          <table:table-cell office:value-type="time" office:time-value="PT00H02M36S" calcext:value-type="time">
            <text:p>12:02:36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4ae2f8f756164586933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57M00S" calcext:value-type="time">
            <text:p>03:57:00 AM</text:p>
          </table:table-cell>
          <table:table-cell office:value-type="time" office:time-value="PT00H02M32S" calcext:value-type="time">
            <text:p>12:02:32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4bc7bc6861bf31783829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4H01M00S" calcext:value-type="time">
            <text:p>04:01:00 AM</text:p>
          </table:table-cell>
          <table:table-cell office:value-type="time" office:time-value="PT00H01M16S" calcext:value-type="time">
            <text:p>12:01:16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514ff408bae018eea94d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00H02M01S" calcext:value-type="time">
            <text:p>12:02:01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6a66f8d5efcc22f95a7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6H11M00S" calcext:value-type="time">
            <text:p>06:11:00 AM</text:p>
          </table:table-cell>
          <table:table-cell office:value-type="time" office:time-value="PT00H01M55S" calcext:value-type="time">
            <text:p>12:01:5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6dbecf25554317319e48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6H26M00S" calcext:value-type="time">
            <text:p>06:26:00 AM</text:p>
          </table:table-cell>
          <table:table-cell office:value-type="time" office:time-value="PT00H01M31S" calcext:value-type="time">
            <text:p>12:01:31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75dcf408bae018eed15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00M00S" calcext:value-type="time">
            <text:p>07:00:00 AM</text:p>
          </table:table-cell>
          <table:table-cell office:value-type="time" office:time-value="PT00H04M48S" calcext:value-type="time">
            <text:p>12:04:48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87167dc029e2d66da73e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14M00S" calcext:value-type="time">
            <text:p>08:14:00 AM</text:p>
          </table:table-cell>
          <table:table-cell office:value-type="time" office:time-value="PT00H01M53S" calcext:value-type="time">
            <text:p>12:01:53 AM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8d4df8d5efcc22f98308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40M00S" calcext:value-type="time">
            <text:p>08:40:00 AM</text:p>
          </table:table-cell>
          <table:table-cell office:value-type="time" office:time-value="PT00H01M47S" calcext:value-type="time">
            <text:p>12:01:4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926ef408bae018eef4ee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9H02M00S" calcext:value-type="time">
            <text:p>09:02:00 AM</text:p>
          </table:table-cell>
          <table:table-cell office:value-type="time" office:time-value="PT00H02M06S" calcext:value-type="time">
            <text:p>12:02:06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b085cec54911e9cc3afe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1H11M00S" calcext:value-type="time">
            <text:p>11:11:00 AM</text:p>
          </table:table-cell>
          <table:table-cell office:value-type="time" office:time-value="PT00H02M44S" calcext:value-type="time">
            <text:p>12:02:44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bf3a0a77c1a77f67bef2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2H13M00S" calcext:value-type="time">
            <text:p>12:13:00 PM</text:p>
          </table:table-cell>
          <table:table-cell office:value-type="time" office:time-value="PT00H03M18S" calcext:value-type="time">
            <text:p>12:03:18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c49a575fa3a5ae8aadf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2H36M00S" calcext:value-type="time">
            <text:p>12:36:00 P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c6060a77c1a77f67c772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00H01M39S" calcext:value-type="time">
            <text:p>12:01:39 AM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cdfad8c00e9f541bdc6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00H02M06S" calcext:value-type="time">
            <text:p>12:02:06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d08bf3072dd892642d2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00H01M53S" calcext:value-type="time">
            <text:p>12:01:53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d13bbae91e4b8b84f89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00H01M36S" calcext:value-type="time">
            <text:p>12:01:36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dd63f408bae018ef4e5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4H22M00S" calcext:value-type="time">
            <text:p>02:22:00 PM</text:p>
          </table:table-cell>
          <table:table-cell office:value-type="time" office:time-value="PT00H01M00S" calcext:value-type="time">
            <text:p>12:01:00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e34d7dc029e2d66e10b9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00H01M56S" calcext:value-type="time">
            <text:p>12:01:56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e5aed8c00e9f541bf48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00H02M26S" calcext:value-type="time">
            <text:p>12:02:26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038acec54911e9cc9526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7H05M00S" calcext:value-type="time">
            <text:p>05:05:00 PM</text:p>
          </table:table-cell>
          <table:table-cell office:value-type="time" office:time-value="PT00H02M38S" calcext:value-type="time">
            <text:p>12:02:38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1dc6575fa3a5ae8b09f3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8H57M00S" calcext:value-type="time">
            <text:p>06:57:00 PM</text:p>
          </table:table-cell>
          <table:table-cell office:value-type="time" office:time-value="PT00H03M17S" calcext:value-type="time">
            <text:p>12:03:17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51fe0575fa3a5ae8b0c06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9H06M00S" calcext:value-type="time">
            <text:p>07:06:00 PM</text:p>
          </table:table-cell>
          <table:table-cell office:value-type="time" office:time-value="PT00H02M21S" calcext:value-type="time">
            <text:p>12:02:21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25aff8f75616458784dd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00H03M25S" calcext:value-type="time">
            <text:p>12:03:25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54bccf3072dd89264a13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01M43S" calcext:value-type="time">
            <text:p>12:01:43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Scienti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4f20d8c00e9f541c5cf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2H27M00S" calcext:value-type="time">
            <text:p>10:27:00 PM</text:p>
          </table:table-cell>
          <table:table-cell office:value-type="time" office:time-value="PT00H02M37S" calcext:value-type="time">
            <text:p>12:02:37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5fe1f8d5efcc22fa5fe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3H39M00S" calcext:value-type="time">
            <text:p>11:39:00 PM</text:p>
          </table:table-cell>
          <table:table-cell office:value-type="time" office:time-value="PT00H01M03S" calcext:value-type="time">
            <text:p>12:01:03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Engine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57116f408bae018efd56a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0H52M00S" calcext:value-type="time">
            <text:p>12:52:00 A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7263cec54911e9ccf648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0H58M00S" calcext:value-type="time">
            <text:p>12:58:00 AM</text:p>
          </table:table-cell>
          <table:table-cell office:value-type="time" office:time-value="PT00H01M54S" calcext:value-type="time">
            <text:p>12:01:54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74b3b4da29969c658eb4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1H08M00S" calcext:value-type="time">
            <text:p>01:08:00 AM</text:p>
          </table:table-cell>
          <table:table-cell office:value-type="time" office:time-value="PT00H01M43S" calcext:value-type="time">
            <text:p>12:01:43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8faf2e54c9003e55ef2e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3H03M00S" calcext:value-type="time">
            <text:p>03:03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a931cec54911e9cd3333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4H52M00S" calcext:value-type="time">
            <text:p>04:52:00 AM</text:p>
          </table:table-cell>
          <table:table-cell office:value-type="time" office:time-value="PT00H03M19S" calcext:value-type="time">
            <text:p>12:03:19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ea667dc029e2d66f153d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5edb2575fa3a5ae8bdba5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9H44M00S" calcext:value-type="time">
            <text:p>09:44:00 AM</text:p>
          </table:table-cell>
          <table:table-cell office:value-type="time" office:time-value="PT00H03M02S" calcext:value-type="time">
            <text:p>12:03:02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f332bc6861bf3179f631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0H07M00S" calcext:value-type="time">
            <text:p>10:07:00 A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15fd18134ddc75d1f1fa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2H36M00S" calcext:value-type="time">
            <text:p>12:36:00 P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246df3072dd892659218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00H01M46S" calcext:value-type="time">
            <text:p>12:01:46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2a7124a26260273b94fa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4H03M00S" calcext:value-type="time">
            <text:p>02:03:00 P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642690f8c8599d5b2ab37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00H02M39S" calcext:value-type="time">
            <text:p>12:02:39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4c6ecf2555431733a7a4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6H28M00S" calcext:value-type="time">
            <text:p>04:28:00 PM</text:p>
          </table:table-cell>
          <table:table-cell office:value-type="time" office:time-value="PT00H03M59S" calcext:value-type="time">
            <text:p>12:03:59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5618d8c00e9f541d783a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7H09M00S" calcext:value-type="time">
            <text:p>05:09:00 PM</text:p>
          </table:table-cell>
          <table:table-cell office:value-type="time" office:time-value="PT00H01M46S" calcext:value-type="time">
            <text:p>12:01:46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6558cf2555431733c0f9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00H01M58S" calcext:value-type="time">
            <text:p>12:01:58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6772c18134ddc75d25895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6ac1524a26260273c1cd0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23H16M00S" calcext:value-type="time">
            <text:p>11:16:00 PM</text:p>
          </table:table-cell>
          <table:table-cell office:value-type="time" office:time-value="PT00H04M53S" calcext:value-type="time">
            <text:p>12:04:53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6b0790a77c1a77f69cb15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23H35M00S" calcext:value-type="time">
            <text:p>11:35:00 PM</text:p>
          </table:table-cell>
          <table:table-cell office:value-type="time" office:time-value="PT00H01M58S" calcext:value-type="time">
            <text:p>12:01:58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6c3d9cec54911e9ce7669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0H58M00S" calcext:value-type="time">
            <text:p>12:58:00 AM</text:p>
          </table:table-cell>
          <table:table-cell office:value-type="time" office:time-value="PT00H02M51S" calcext:value-type="time">
            <text:p>12:02:51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d037cec54911e9ce862a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1H50M00S" calcext:value-type="time">
            <text:p>01:50:00 AM</text:p>
          </table:table-cell>
          <table:table-cell office:value-type="time" office:time-value="PT00H01M47S" calcext:value-type="time">
            <text:p>12:01:4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6dbcad8c00e9f541e1050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2H40M00S" calcext:value-type="time">
            <text:p>02:40:00 AM</text:p>
          </table:table-cell>
          <table:table-cell office:value-type="time" office:time-value="PT00H01M00S" calcext:value-type="time">
            <text:p>12:01:00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e2815d257a28a311c8f9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3H08M00S" calcext:value-type="time">
            <text:p>03:08:00 A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6ea03d8c00e9f541e3594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3H40M00S" calcext:value-type="time">
            <text:p>03:40:00 AM</text:p>
          </table:table-cell>
          <table:table-cell office:value-type="time" office:time-value="PT00H04M45S" calcext:value-type="time">
            <text:p>12:04:4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Scienti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3aa824a26260273d0172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9H24M00S" calcext:value-type="time">
            <text:p>09:24:00 AM</text:p>
          </table:table-cell>
          <table:table-cell office:value-type="time" office:time-value="PT00H01M26S" calcext:value-type="time">
            <text:p>12:01:26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5ed0f8f75616458a5d1a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00H02M58S" calcext:value-type="time">
            <text:p>12:02:58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75f1b575fa3a5ae8e0010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00H01M08S" calcext:value-type="time">
            <text:p>12:01:08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base Develop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64ffd8c00e9f541f3cc3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2H25M00S" calcext:value-type="time">
            <text:p>12:25:00 PM</text:p>
          </table:table-cell>
          <table:table-cell office:value-type="time" office:time-value="PT00H01M21S" calcext:value-type="time">
            <text:p>12:01:21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7967f8d5efcc22fd4c81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00H00M59S" calcext:value-type="time">
            <text:p>12:00:59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7a37f8d5efcc22fd4e47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00H01M04S" calcext:value-type="time">
            <text:p>12:01:04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7cb7b4da29969c68743a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4H06M00S" calcext:value-type="time">
            <text:p>02:06:00 PM</text:p>
          </table:table-cell>
          <table:table-cell office:value-type="time" office:time-value="PT00H00M50S" calcext:value-type="time">
            <text:p>12:00:50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8743f8f75616458ab6bb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89015d257a28a3132977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00H01M25S" calcext:value-type="time">
            <text:p>12:01:2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8f3bf408bae018f2ef51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00H01M33S" calcext:value-type="time">
            <text:p>12:01:33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988bbae91e4b8b88b8ee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6H05M00S" calcext:value-type="time">
            <text:p>04:05:00 PM</text:p>
          </table:table-cell>
          <table:table-cell office:value-type="time" office:time-value="PT00H01M46S" calcext:value-type="time">
            <text:p>12:01:46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be5e5d257a28a313876a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8H46M00S" calcext:value-type="time">
            <text:p>06:46:00 PM</text:p>
          </table:table-cell>
          <table:table-cell office:value-type="time" office:time-value="PT00H01M45S" calcext:value-type="time">
            <text:p>12:01:45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7e2d024a26260273e4448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21H22M00S" calcext:value-type="time">
            <text:p>09:22:00 P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f09a0f8c8599d5b57526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22H21M00S" calcext:value-type="time">
            <text:p>10:21:00 PM</text:p>
          </table:table-cell>
          <table:table-cell office:value-type="time" office:time-value="PT00H03M15S" calcext:value-type="time">
            <text:p>12:03:15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816907dc029e2d6725a33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1H03M00S" calcext:value-type="time">
            <text:p>01:03:00 AM</text:p>
          </table:table-cell>
          <table:table-cell office:value-type="time" office:time-value="PT00H01M54S" calcext:value-type="time">
            <text:p>12:01:54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8592f7dc029e2d672c0a8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5H47M00S" calcext:value-type="time">
            <text:p>05:47:00 A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868c5cf2555431737094b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6H53M00S" calcext:value-type="time">
            <text:p>06:53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89e365d257a28a314fd36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0H41M00S" calcext:value-type="time">
            <text:p>10:41:00 AM</text:p>
          </table:table-cell>
          <table:table-cell office:value-type="time" office:time-value="PT00H00M53S" calcext:value-type="time">
            <text:p>12:00:53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8f477f408bae018f5869d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6H49M00S" calcext:value-type="time">
            <text:p>04:49:00 PM</text:p>
          </table:table-cell>
          <table:table-cell office:value-type="time" office:time-value="PT00H01M35S" calcext:value-type="time">
            <text:p>12:01:35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8fe9abc6861bf317f0c01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7H33M00S" calcext:value-type="time">
            <text:p>05:33:00 PM</text:p>
          </table:table-cell>
          <table:table-cell office:value-type="time" office:time-value="PT00H03M16S" calcext:value-type="time">
            <text:p>12:03:16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960567dc029e2d6749dd8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00H30M00S" calcext:value-type="time">
            <text:p>12:30:00 AM</text:p>
          </table:table-cell>
          <table:table-cell office:value-type="time" office:time-value="PT00H02M43S" calcext:value-type="time">
            <text:p>12:02:43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Engine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9c880f408bae018f6aa1b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07H54M00S" calcext:value-type="time">
            <text:p>07:54:00 A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9e206f3072dd8926bce70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09H43M00S" calcext:value-type="time">
            <text:p>09:43:00 AM</text:p>
          </table:table-cell>
          <table:table-cell office:value-type="time" office:time-value="PT00H02M07S" calcext:value-type="time">
            <text:p>12:02:07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9f0172e54c9003e5cdc25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0H43M00S" calcext:value-type="time">
            <text:p>10:43:00 AM</text:p>
          </table:table-cell>
          <table:table-cell office:value-type="time" office:time-value="PT00H01M06S" calcext:value-type="time">
            <text:p>12:01:06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a29852e54c9003e5d50b5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00H06M20S" calcext:value-type="time">
            <text:p>12:06:20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a34e8f3072dd8926c7d56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5H37M00S" calcext:value-type="time">
            <text:p>03:37:00 PM</text:p>
          </table:table-cell>
          <table:table-cell office:value-type="time" office:time-value="PT00H01M49S" calcext:value-type="time">
            <text:p>12:01:49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3e6824a26260274264da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6H17M00S" calcext:value-type="time">
            <text:p>04:17:00 PM</text:p>
          </table:table-cell>
          <table:table-cell office:value-type="time" office:time-value="PT00H02M13S" calcext:value-type="time">
            <text:p>12:02:13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a5c11f408bae018f7dec0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8H24M00S" calcext:value-type="time">
            <text:p>06:24:00 PM</text:p>
          </table:table-cell>
          <table:table-cell office:value-type="time" office:time-value="PT00H02M20S" calcext:value-type="time">
            <text:p>12:02:20 AM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a956ef8d5efcc22028e3d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22H29M00S" calcext:value-type="time">
            <text:p>10:29:00 PM</text:p>
          </table:table-cell>
          <table:table-cell office:value-type="time" office:time-value="PT00H02M50S" calcext:value-type="time">
            <text:p>12:02:50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aff342e54c9003e5e79b8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00H12M16S" calcext:value-type="time">
            <text:p>12:12:16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b6ab318134ddc75dabb09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Scienti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b83a7d8c00e9f54263d2e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00H01M11S" calcext:value-type="time">
            <text:p>12:01:11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bec6cf3072dd8926f2ad0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22H52M00S" calcext:value-type="time">
            <text:p>10:52:00 P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ce61d575fa3a5ae972d57</text:p>
          </table:table-cell>
          <table:table-cell office:value-type="string" calcext:value-type="string">
            <text:p>anonymous</text:p>
          </table:table-cell>
          <table:table-cell office:value-type="date" office:date-value="2022-06-17" calcext:value-type="date">
            <text:p>06/17/22</text:p>
          </table:table-cell>
          <table:table-cell office:value-type="time" office:time-value="PT16H37M00S" calcext:value-type="time">
            <text:p>04:37:00 PM</text:p>
          </table:table-cell>
          <table:table-cell office:value-type="time" office:time-value="PT00H01M26S" calcext:value-type="time">
            <text:p>12:01:26 AM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d591424a2626027471080</text:p>
          </table:table-cell>
          <table:table-cell office:value-type="string" calcext:value-type="string">
            <text:p>anonymous</text:p>
          </table:table-cell>
          <table:table-cell office:value-type="date" office:date-value="2022-06-18" calcext:value-type="date">
            <text:p>06/18/22</text:p>
          </table:table-cell>
          <table:table-cell office:value-type="time" office:time-value="PT00H48M00S" calcext:value-type="time">
            <text:p>12:48:00 A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e680024a2626027483ebc</text:p>
          </table:table-cell>
          <table:table-cell office:value-type="string" calcext:value-type="string">
            <text:p>anonymous</text:p>
          </table:table-cell>
          <table:table-cell office:value-type="date" office:date-value="2022-06-18" calcext:value-type="date">
            <text:p>06/18/22</text:p>
          </table:table-cell>
          <table:table-cell office:value-type="time" office:time-value="PT20H04M00S" calcext:value-type="time">
            <text:p>08:04:00 PM</text:p>
          </table:table-cell>
          <table:table-cell office:value-type="time" office:time-value="PT00H02M05S" calcext:value-type="time">
            <text:p>12:02:05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f07be7dc029e2d67cc3c8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07H25M00S" calcext:value-type="time">
            <text:p>07:25:00 A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f10295d257a28a31e6ff8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08H01M00S" calcext:value-type="time">
            <text:p>08:01:00 A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f9ed7f3072dd892739279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00H02M06S" calcext:value-type="time">
            <text:p>12:02:06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b152960f8c8599d5c31550</text:p>
          </table:table-cell>
          <table:table-cell office:value-type="string" calcext:value-type="string">
            <text:p>anonymous</text:p>
          </table:table-cell>
          <table:table-cell office:value-type="date" office:date-value="2022-06-21" calcext:value-type="date">
            <text:p>06/21/22</text:p>
          </table:table-cell>
          <table:table-cell office:value-type="time" office:time-value="PT01H09M00S" calcext:value-type="time">
            <text:p>01:09:00 AM</text:p>
          </table:table-cell>
          <table:table-cell office:value-type="time" office:time-value="PT00H01M54S" calcext:value-type="time">
            <text:p>12:01:54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b21d40bae91e4b8b985154</text:p>
          </table:table-cell>
          <table:table-cell office:value-type="string" calcext:value-type="string">
            <text:p>anonymous</text:p>
          </table:table-cell>
          <table:table-cell office:value-type="date" office:date-value="2022-06-21" calcext:value-type="date">
            <text:p>06/21/22</text:p>
          </table:table-cell>
          <table:table-cell office:value-type="time" office:time-value="PT15H34M00S" calcext:value-type="time">
            <text:p>03:34:00 PM</text:p>
          </table:table-cell>
          <table:table-cell office:value-type="time" office:time-value="PT00H03M25S" calcext:value-type="time">
            <text:p>12:03:25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b4404df31287f32e14d1c1</text:p>
          </table:table-cell>
          <table:table-cell office:value-type="string" calcext:value-type="string">
            <text:p>anonymous</text:p>
          </table:table-cell>
          <table:table-cell office:value-type="date" office:date-value="2022-06-23" calcext:value-type="date">
            <text:p>06/23/22</text:p>
          </table:table-cell>
          <table:table-cell office:value-type="time" office:time-value="PT06H28M00S" calcext:value-type="time">
            <text:p>06:28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atabase Develop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b71083f31287f32e189026</text:p>
          </table:table-cell>
          <table:table-cell office:value-type="string" calcext:value-type="string">
            <text:p>anonymous</text:p>
          </table:table-cell>
          <table:table-cell office:value-type="date" office:date-value="2022-06-25" calcext:value-type="date">
            <text:p>06/25/22</text:p>
          </table:table-cell>
          <table:table-cell office:value-type="time" office:time-value="PT09H41M00S" calcext:value-type="time">
            <text:p>09:41:00 AM</text:p>
          </table:table-cell>
          <table:table-cell office:value-type="time" office:time-value="PT00H04M43S" calcext:value-type="time">
            <text:p>12:04:43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b3db4da29969c62df3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38M00S" calcext:value-type="time">
            <text:p>08:38:00 AM</text:p>
          </table:table-cell>
          <table:table-cell office:value-type="time" office:time-value="PT00H00M44S" calcext:value-type="time">
            <text:p>12:00:44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ce918134ddc75ce8c3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5M00S" calcext:value-type="time">
            <text:p>08:45:00 AM</text:p>
          </table:table-cell>
          <table:table-cell office:value-type="time" office:time-value="PT00H01M29S" calcext:value-type="time">
            <text:p>12:01:29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dedd8c00e9f5419ce2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9M00S" calcext:value-type="time">
            <text:p>08:49:00 AM</text:p>
          </table:table-cell>
          <table:table-cell office:value-type="time" office:time-value="PT00H01M23S" calcext:value-type="time">
            <text:p>12:01:23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e38f3072dd8926221d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1M00S" calcext:value-type="time">
            <text:p>08:51:00 AM</text:p>
          </table:table-cell>
          <table:table-cell office:value-type="time" office:time-value="PT00H01M25S" calcext:value-type="time">
            <text:p>12:01:2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e890f8c8599d5af13b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2M00S" calcext:value-type="time">
            <text:p>08:52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f0ef408bae018ed3ae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4M00S" calcext:value-type="time">
            <text:p>08:54:00 AM</text:p>
          </table:table-cell>
          <table:table-cell office:value-type="time" office:time-value="PT00H03M54S" calcext:value-type="time">
            <text:p>12:03:54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f5a5d257a28a30d7bb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5M00S" calcext:value-type="time">
            <text:p>08:55:00 AM</text:p>
          </table:table-cell>
          <table:table-cell office:value-type="time" office:time-value="PT00H02M38S" calcext:value-type="time">
            <text:p>12:02:38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0d62e54c9003e5324b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2M00S" calcext:value-type="time">
            <text:p>09:02:00 AM</text:p>
          </table:table-cell>
          <table:table-cell office:value-type="time" office:time-value="PT00H00M56S" calcext:value-type="time">
            <text:p>12:00:56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13a5d257a28a30d807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3M00S" calcext:value-type="time">
            <text:p>09:03:00 AM</text:p>
          </table:table-cell>
          <table:table-cell office:value-type="time" office:time-value="PT00H01M18S" calcext:value-type="time">
            <text:p>12:01:18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Engine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3a22e54c9003e532a2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4M00S" calcext:value-type="time">
            <text:p>09:14:00 AM</text:p>
          </table:table-cell>
          <table:table-cell office:value-type="time" office:time-value="PT00H02M43S" calcext:value-type="time">
            <text:p>12:02:43 AM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45dcf255543173011e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7M00S" calcext:value-type="time">
            <text:p>09:17:00 AM</text:p>
          </table:table-cell>
          <table:table-cell office:value-type="time" office:time-value="PT00H02M41S" calcext:value-type="time">
            <text:p>12:02:41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ent/Looking/None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49f7dc029e2d66bf5d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8M00S" calcext:value-type="time">
            <text:p>09:18:00 AM</text:p>
          </table:table-cell>
          <table:table-cell office:value-type="time" office:time-value="PT00H01M15S" calcext:value-type="time">
            <text:p>12:01:15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5b2bae91e4b8b82fad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2M00S" calcext:value-type="time">
            <text:p>09:22:00 AM</text:p>
          </table:table-cell>
          <table:table-cell office:value-type="time" office:time-value="PT00H01M41S" calcext:value-type="time">
            <text:p>12:01:41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6d90a77c1a77f65d08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7M00S" calcext:value-type="time">
            <text:p>09:27:00 AM</text:p>
          </table:table-cell>
          <table:table-cell office:value-type="time" office:time-value="PT00H02M39S" calcext:value-type="time">
            <text:p>12:02:39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d4118134ddc75ceb0e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55M00S" calcext:value-type="time">
            <text:p>09:55:00 A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7390a77c1a77f65f18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37M00S" calcext:value-type="time">
            <text:p>10:37:00 AM</text:p>
          </table:table-cell>
          <table:table-cell office:value-type="time" office:time-value="PT00H03M01S" calcext:value-type="time">
            <text:p>12:03:01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ta Engine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ae0575fa3a5ae88ea9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3M00S" calcext:value-type="time">
            <text:p>10:53:00 A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fa0f8f7561645856c3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13M00S" calcext:value-type="time">
            <text:p>11:13:00 AM</text:p>
          </table:table-cell>
          <table:table-cell office:value-type="time" office:time-value="PT00H01M39S" calcext:value-type="time">
            <text:p>12:01:39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1cc575fa3a5ae88f90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22M00S" calcext:value-type="time">
            <text:p>11:22:00 AM</text:p>
          </table:table-cell>
          <table:table-cell office:value-type="time" office:time-value="PT00H00M55S" calcext:value-type="time">
            <text:p>12:00:55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802f8f7561645857e3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688df8f7561645857f7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00H00M57S" calcext:value-type="time">
            <text:p>12:00:57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9280a77c1a77f661ad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00H02M41S" calcext:value-type="time">
            <text:p>12:02:41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6ad1f408bae018ed979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00H04M44S" calcext:value-type="time">
            <text:p>12:04:44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701f575fa3a5ae89164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23M00S" calcext:value-type="time">
            <text:p>12:23:00 PM</text:p>
          </table:table-cell>
          <table:table-cell office:value-type="time" office:time-value="PT00H01M01S" calcext:value-type="time">
            <text:p>12:01:01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759e5d257a28a30def3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47M00S" calcext:value-type="time">
            <text:p>12:47:00 P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77987dc029e2d66c638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55M00S" calcext:value-type="time">
            <text:p>12:55:00 PM</text:p>
          </table:table-cell>
          <table:table-cell office:value-type="time" office:time-value="PT00H01M25S" calcext:value-type="time">
            <text:p>12:01:25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rchitec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7d41bae91e4b8b8369f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00H01M31S" calcext:value-type="time">
            <text:p>12:01:31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7f8db4da29969c6367b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00H02M32S" calcext:value-type="time">
            <text:p>12:02:32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227bae91e4b8b83723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40M00S" calcext:value-type="time">
            <text:p>01:40:00 P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489cf2555431730914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00H01M40S" calcext:value-type="time">
            <text:p>12:01:40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Scienti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5e7b4da29969c6372a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00H02M05S" calcext:value-type="time">
            <text:p>12:02:05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base Develop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8d524a262602738b86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09M00S" calcext:value-type="time">
            <text:p>02:09:00 PM</text:p>
          </table:table-cell>
          <table:table-cell office:value-type="time" office:time-value="PT00H01M40S" calcext:value-type="time">
            <text:p>12:01:40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8a97cf25554317309af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00H01M42S" calcext:value-type="time">
            <text:p>12:01:42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0e4f3072dd89262c0c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43M00S" calcext:value-type="time">
            <text:p>02:43:00 PM</text:p>
          </table:table-cell>
          <table:table-cell office:value-type="time" office:time-value="PT00H01M25S" calcext:value-type="time">
            <text:p>12:01:25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76ecf2555431730af5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00H01M40S" calcext:value-type="time">
            <text:p>12:01:40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a7f50a77c1a77f66822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22M00S" calcext:value-type="time">
            <text:p>04:22:00 PM</text:p>
          </table:table-cell>
          <table:table-cell office:value-type="time" office:time-value="PT00H00M59S" calcext:value-type="time">
            <text:p>12:00:59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ad35cec54911e9cb1b5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44M00S" calcext:value-type="time">
            <text:p>04:44:00 P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af26cec54911e9cb1f3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52M00S" calcext:value-type="time">
            <text:p>04:52:00 PM</text:p>
          </table:table-cell>
          <table:table-cell office:value-type="time" office:time-value="PT00H01M42S" calcext:value-type="time">
            <text:p>12:01:42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bf1b0a77c1a77f66a34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00H05M36S" calcext:value-type="time">
            <text:p>12:05:36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Engineer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c8652e54c9003e54103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40M00S" calcext:value-type="time">
            <text:p>06:40:00 PM</text:p>
          </table:table-cell>
          <table:table-cell office:value-type="time" office:time-value="PT00H02M27S" calcext:value-type="time">
            <text:p>12:02:27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cafff8d5efcc22f8b5c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51M00S" calcext:value-type="time">
            <text:p>06:51:00 PM</text:p>
          </table:table-cell>
          <table:table-cell office:value-type="time" office:time-value="PT00H01M42S" calcext:value-type="time">
            <text:p>12:01:42 AM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d21ef3072dd8926314d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9H22M00S" calcext:value-type="time">
            <text:p>07:22:00 PM</text:p>
          </table:table-cell>
          <table:table-cell office:value-type="time" office:time-value="PT00H02M40S" calcext:value-type="time">
            <text:p>12:02:40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ecf7bc6861bf3177d5c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1H16M00S" calcext:value-type="time">
            <text:p>09:16:00 PM</text:p>
          </table:table-cell>
          <table:table-cell office:value-type="time" office:time-value="PT00H01M40S" calcext:value-type="time">
            <text:p>12:01:40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0dfa5d257a28a30eb11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37M00S" calcext:value-type="time">
            <text:p>11:37:00 PM</text:p>
          </table:table-cell>
          <table:table-cell office:value-type="time" office:time-value="PT00H02M58S" calcext:value-type="time">
            <text:p>12:02:58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2243f8d5efcc22f90c5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04M00S" calcext:value-type="time">
            <text:p>01:04:00 A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2527b4da29969c6423f7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16M00S" calcext:value-type="time">
            <text:p>01:16:00 AM</text:p>
          </table:table-cell>
          <table:table-cell office:value-type="time" office:time-value="PT00H01M23S" calcext:value-type="time">
            <text:p>12:01:23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27190a77c1a77f67095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24M00S" calcext:value-type="time">
            <text:p>01:24:00 AM</text:p>
          </table:table-cell>
          <table:table-cell office:value-type="time" office:time-value="PT00H03M20S" calcext:value-type="time">
            <text:p>12:03:20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29f0f3072dd892636396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36M00S" calcext:value-type="time">
            <text:p>01:36:00 AM</text:p>
          </table:table-cell>
          <table:table-cell office:value-type="time" office:time-value="PT00H02M39S" calcext:value-type="time">
            <text:p>12:02:39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2d6ef8d5efcc22f9178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51M00S" calcext:value-type="time">
            <text:p>01:51:00 AM</text:p>
          </table:table-cell>
          <table:table-cell office:value-type="time" office:time-value="PT00H02M01S" calcext:value-type="time">
            <text:p>12:02:01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43ed4f8d5efcc22f92d0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05M00S" calcext:value-type="time">
            <text:p>03:05:00 AM</text:p>
          </table:table-cell>
          <table:table-cell office:value-type="time" office:time-value="PT00H02M33S" calcext:value-type="time">
            <text:p>12:02:33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5f8c0f8c8599d5b09d40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5H25M00S" calcext:value-type="time">
            <text:p>05:25:00 AM</text:p>
          </table:table-cell>
          <table:table-cell office:value-type="time" office:time-value="PT00H02M47S" calcext:value-type="time">
            <text:p>12:02:47 AM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8612d8c00e9f541b86b8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09M00S" calcext:value-type="time">
            <text:p>08:09:00 AM</text:p>
          </table:table-cell>
          <table:table-cell office:value-type="time" office:time-value="PT00H01M53S" calcext:value-type="time">
            <text:p>12:01:53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bf07b4da29969c64e4f8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2H12M00S" calcext:value-type="time">
            <text:p>12:12:00 PM</text:p>
          </table:table-cell>
          <table:table-cell office:value-type="time" office:time-value="PT00H01M59S" calcext:value-type="time">
            <text:p>12:01:59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ce2bbae91e4b8b84f3d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00H02M20S" calcext:value-type="time">
            <text:p>12:02:20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d74c5d257a28a30f97f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00H05M32S" calcext:value-type="time">
            <text:p>12:05:32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4e4c90f8c8599d5b13d8f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0H34M43S" calcext:value-type="time">
            <text:p>10:34:43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008c5d257a28a30fbde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6H52M00S" calcext:value-type="time">
            <text:p>04:52:00 PM</text:p>
          </table:table-cell>
          <table:table-cell office:value-type="time" office:time-value="PT00H02M38S" calcext:value-type="time">
            <text:p>12:02:38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50eddf8d5efcc22fa1a4e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00H03M55S" calcext:value-type="time">
            <text:p>12:03:55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390cb4da29969c655cc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0H53M00S" calcext:value-type="time">
            <text:p>08:53:00 PM</text:p>
          </table:table-cell>
          <table:table-cell office:value-type="time" office:time-value="PT00H03M19S" calcext:value-type="time">
            <text:p>12:03:19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Engine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3c84f3072dd8926495c9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00H01M07S" calcext:value-type="time">
            <text:p>12:01:07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57d10f8c8599d5b1a81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01M35S" calcext:value-type="time">
            <text:p>12:01:35 AM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Scienti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8d20575fa3a5ae8b6969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2H52M00S" calcext:value-type="time">
            <text:p>02:52:00 AM</text:p>
          </table:table-cell>
          <table:table-cell office:value-type="time" office:time-value="PT00H01M31S" calcext:value-type="time">
            <text:p>12:01:31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bea05d257a28a3106f7e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6H23M00S" calcext:value-type="time">
            <text:p>06:23:00 AM</text:p>
          </table:table-cell>
          <table:table-cell office:value-type="time" office:time-value="PT00H01M41S" calcext:value-type="time">
            <text:p>12:01:41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cb12cf25554317330d69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7H16M00S" calcext:value-type="time">
            <text:p>07:16:00 AM</text:p>
          </table:table-cell>
          <table:table-cell office:value-type="time" office:time-value="PT00H03M44S" calcext:value-type="time">
            <text:p>12:03:44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5cba2575fa3a5ae8bb122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7H18M00S" calcext:value-type="time">
            <text:p>07:18:00 AM</text:p>
          </table:table-cell>
          <table:table-cell office:value-type="time" office:time-value="PT00H02M11S" calcext:value-type="time">
            <text:p>12:02:11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Engine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ebe05d257a28a310ac53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9H36M00S" calcext:value-type="time">
            <text:p>09:36:00 AM</text:p>
          </table:table-cell>
          <table:table-cell office:value-type="time" office:time-value="PT00H02M16S" calcext:value-type="time">
            <text:p>12:02:16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609b8f8f75616458875b7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00H01M42S" calcext:value-type="time">
            <text:p>12:01:42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609c4bc6861bf317a10a3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633b4d8c00e9f541d54a4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4H43M00S" calcext:value-type="time">
            <text:p>02:43:00 PM</text:p>
          </table:table-cell>
          <table:table-cell office:value-type="time" office:time-value="PT00H02M53S" calcext:value-type="time">
            <text:p>12:02:53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54165d257a28a3112ac9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7H01M00S" calcext:value-type="time">
            <text:p>05:01:00 P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758185d257a28a312bc94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00H02M45S" calcext:value-type="time">
            <text:p>12:02:45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7b0ae0f8c8599d5b51cd0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00H00M50S" calcext:value-type="time">
            <text:p>12:00:50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bd0e5d257a28a313855c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8H41M00S" calcext:value-type="time">
            <text:p>06:41:00 PM</text:p>
          </table:table-cell>
          <table:table-cell office:value-type="time" office:time-value="PT00H01M23S" calcext:value-type="time">
            <text:p>12:01:23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7ce44575fa3a5ae8ece5f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9H54M00S" calcext:value-type="time">
            <text:p>07:54:00 PM</text:p>
          </table:table-cell>
          <table:table-cell office:value-type="time" office:time-value="PT00H01M15S" calcext:value-type="time">
            <text:p>12:01:15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84f9af408bae018f41e34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5H06M00S" calcext:value-type="time">
            <text:p>05:06:00 AM</text:p>
          </table:table-cell>
          <table:table-cell office:value-type="time" office:time-value="PT00H01M27S" calcext:value-type="time">
            <text:p>12:01:27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9f8a4cf2555431739d694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1H20M00S" calcext:value-type="time">
            <text:p>11:20:00 AM</text:p>
          </table:table-cell>
          <table:table-cell office:value-type="time" office:time-value="PT00H01M23S" calcext:value-type="time">
            <text:p>12:01:23 AM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Engine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a4790f8d5efcc2202266e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6H56M00S" calcext:value-type="time">
            <text:p>04:56:00 PM</text:p>
          </table:table-cell>
          <table:table-cell office:value-type="time" office:time-value="PT00H01M10S" calcext:value-type="time">
            <text:p>12:01:10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a98bfcf255543173adbdc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22H43M00S" calcext:value-type="time">
            <text:p>10:43:00 PM</text:p>
          </table:table-cell>
          <table:table-cell office:value-type="time" office:time-value="PT00H01M38S" calcext:value-type="time">
            <text:p>12:01:38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a86bbae91e4b8b8dc832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23H50M00S" calcext:value-type="time">
            <text:p>11:50:00 PM</text:p>
          </table:table-cell>
          <table:table-cell office:value-type="time" office:time-value="PT00H01M50S" calcext:value-type="time">
            <text:p>12:01:50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af8397dc029e2d6773cde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05H30M00S" calcext:value-type="time">
            <text:p>05:30:00 AM</text:p>
          </table:table-cell>
          <table:table-cell office:value-type="time" office:time-value="PT00H01M17S" calcext:value-type="time">
            <text:p>12:01:17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b0bdc575fa3a5ae9413e5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06H54M00S" calcext:value-type="time">
            <text:p>06:54:00 AM</text:p>
          </table:table-cell>
          <table:table-cell office:value-type="time" office:time-value="PT00H02M11S" calcext:value-type="time">
            <text:p>12:02:11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de22318134ddc75de385f</text:p>
          </table:table-cell>
          <table:table-cell office:value-type="string" calcext:value-type="string">
            <text:p>anonymous</text:p>
          </table:table-cell>
          <table:table-cell office:value-type="date" office:date-value="2022-06-18" calcext:value-type="date">
            <text:p>06/18/22</text:p>
          </table:table-cell>
          <table:table-cell office:value-type="time" office:time-value="PT10H33M00S" calcext:value-type="time">
            <text:p>10:33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f49025d257a28a31eb2f1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00H01M40S" calcext:value-type="time">
            <text:p>12:01:40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b89039377223ff07b80fb5</text:p>
          </table:table-cell>
          <table:table-cell office:value-type="string" calcext:value-type="string">
            <text:p>anonymous</text:p>
          </table:table-cell>
          <table:table-cell office:value-type="date" office:date-value="2022-06-26" calcext:value-type="date">
            <text:p>06/26/22</text:p>
          </table:table-cell>
          <table:table-cell office:value-type="time" office:time-value="PT12H58M00S" calcext:value-type="time">
            <text:p>12:58:00 PM</text:p>
          </table:table-cell>
          <table:table-cell office:value-type="time" office:time-value="PT00H01M19S" calcext:value-type="time">
            <text:p>12:01:19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c2cbc6861bf3176bec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2M00S" calcext:value-type="time">
            <text:p>08:42:00 AM</text:p>
          </table:table-cell>
          <table:table-cell office:value-type="time" office:time-value="PT00H02M18S" calcext:value-type="time">
            <text:p>12:02:18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cb6cf2555431730017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4M00S" calcext:value-type="time">
            <text:p>08:44:00 AM</text:p>
          </table:table-cell>
          <table:table-cell office:value-type="time" office:time-value="PT00H02M34S" calcext:value-type="time">
            <text:p>12:02:34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d1ebae91e4b8b82e70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6M00S" calcext:value-type="time">
            <text:p>08:46:00 AM</text:p>
          </table:table-cell>
          <table:table-cell office:value-type="time" office:time-value="PT00H00M55S" calcext:value-type="time">
            <text:p>12:00:55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Scienti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e63cec54911e9ca4f9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1M00S" calcext:value-type="time">
            <text:p>08:51:00 AM</text:p>
          </table:table-cell>
          <table:table-cell office:value-type="time" office:time-value="PT00H02M21S" calcext:value-type="time">
            <text:p>12:02:21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e9df8f756164585277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2M00S" calcext:value-type="time">
            <text:p>08:52:00 AM</text:p>
          </table:table-cell>
          <table:table-cell office:value-type="time" office:time-value="PT00H01M47S" calcext:value-type="time">
            <text:p>12:01:47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ee0bae91e4b8b82eae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3M00S" calcext:value-type="time">
            <text:p>08:53:00 AM</text:p>
          </table:table-cell>
          <table:table-cell office:value-type="time" office:time-value="PT00H03M30S" calcext:value-type="time">
            <text:p>12:03:30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fcf18134ddc75ce91c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7M00S" calcext:value-type="time">
            <text:p>08:57:00 AM</text:p>
          </table:table-cell>
          <table:table-cell office:value-type="time" office:time-value="PT00H02M32S" calcext:value-type="time">
            <text:p>12:02:32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0e10a77c1a77f65c2e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2M00S" calcext:value-type="time">
            <text:p>09:02:00 A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24eb4da29969c62eed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8M00S" calcext:value-type="time">
            <text:p>09:08:00 A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50424a262602738357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00H01M19S" calcext:value-type="time">
            <text:p>12:01:19 AM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55bbc6861bf3176d57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1M00S" calcext:value-type="time">
            <text:p>09:21:00 AM</text:p>
          </table:table-cell>
          <table:table-cell office:value-type="time" office:time-value="PT00H02M36S" calcext:value-type="time">
            <text:p>12:02:36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5e25d257a28a30d8b4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3M00S" calcext:value-type="time">
            <text:p>09:23:00 AM</text:p>
          </table:table-cell>
          <table:table-cell office:value-type="time" office:time-value="PT00H03M09S" calcext:value-type="time">
            <text:p>12:03:09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6d724a2626027383ab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7M00S" calcext:value-type="time">
            <text:p>09:27:00 AM</text:p>
          </table:table-cell>
          <table:table-cell office:value-type="time" office:time-value="PT00H02M29S" calcext:value-type="time">
            <text:p>12:02:29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ab15d257a28a30d958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4M00S" calcext:value-type="time">
            <text:p>09:44:00 AM</text:p>
          </table:table-cell>
          <table:table-cell office:value-type="time" office:time-value="PT00H04M27S" calcext:value-type="time">
            <text:p>12:04:27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 Scientist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c66b4da29969c6305a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51M00S" calcext:value-type="time">
            <text:p>09:51:00 AM</text:p>
          </table:table-cell>
          <table:table-cell office:value-type="time" office:time-value="PT00H01M36S" calcext:value-type="time">
            <text:p>12:01:36 AM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fa418134ddc75ceb50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5M00S" calcext:value-type="time">
            <text:p>10:05:00 AM</text:p>
          </table:table-cell>
          <table:table-cell office:value-type="time" office:time-value="PT00H03M29S" calcext:value-type="time">
            <text:p>12:03:29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236b4da29969c63121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16M00S" calcext:value-type="time">
            <text:p>10:16:00 AM</text:p>
          </table:table-cell>
          <table:table-cell office:value-type="time" office:time-value="PT00H00M53S" calcext:value-type="time">
            <text:p>12:00:53 AM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ababae91e4b8b83269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2M00S" calcext:value-type="time">
            <text:p>10:52:00 AM</text:p>
          </table:table-cell>
          <table:table-cell office:value-type="time" office:time-value="PT00H02M39S" calcext:value-type="time">
            <text:p>12:02:39 AM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5d95cf2555431730438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04M00S" calcext:value-type="time">
            <text:p>11:04:00 AM</text:p>
          </table:table-cell>
          <table:table-cell office:value-type="time" office:time-value="PT00H01M04S" calcext:value-type="time">
            <text:p>12:01:04 AM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f825d257a28a30dc12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13M00S" calcext:value-type="time">
            <text:p>11:13:00 AM</text:p>
          </table:table-cell>
          <table:table-cell office:value-type="time" office:time-value="PT00H02M17S" calcext:value-type="time">
            <text:p>12:02:17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fc1f8f7561645856c9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14M00S" calcext:value-type="time">
            <text:p>11:14:00 AM</text:p>
          </table:table-cell>
          <table:table-cell office:value-type="time" office:time-value="PT00H00M53S" calcext:value-type="time">
            <text:p>12:00:53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6e470a77c1a77f66247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00H01M21S" calcext:value-type="time">
            <text:p>12:01:21 AM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7222cf2555431730732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32M00S" calcext:value-type="time">
            <text:p>12:32:00 PM</text:p>
          </table:table-cell>
          <table:table-cell office:value-type="time" office:time-value="PT00H02M10S" calcext:value-type="time">
            <text:p>12:02:10 AM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777624a262602738997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55M00S" calcext:value-type="time">
            <text:p>12:55:00 PM</text:p>
          </table:table-cell>
          <table:table-cell office:value-type="time" office:time-value="PT00H01M55S" calcext:value-type="time">
            <text:p>12:01:55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153cec54911e9cad85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00H24M18S" calcext:value-type="time">
            <text:p>12:24:18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85c40f8c8599d5afa6c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00H00M59S" calcext:value-type="time">
            <text:p>12:00:59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86dfcec54911e9cae1d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01M00S" calcext:value-type="time">
            <text:p>02:01:00 P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8733f8d5efcc22f859f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02M00S" calcext:value-type="time">
            <text:p>02:02:00 PM</text:p>
          </table:table-cell>
          <table:table-cell office:value-type="time" office:time-value="PT00H01M27S" calcext:value-type="time">
            <text:p>12:01:27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985f8f756164585b89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12M00S" calcext:value-type="time">
            <text:p>02:12:00 PM</text:p>
          </table:table-cell>
          <table:table-cell office:value-type="time" office:time-value="PT00H03M13S" calcext:value-type="time">
            <text:p>12:03:13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rchitec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a060a77c1a77f6654b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14M00S" calcext:value-type="time">
            <text:p>02:14:00 PM</text:p>
          </table:table-cell>
          <table:table-cell office:value-type="time" office:time-value="PT00H02M47S" calcext:value-type="time">
            <text:p>12:02:47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a4d575fa3a5ae8944d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00H01M43S" calcext:value-type="time">
            <text:p>12:01:43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8de50f8c8599d5afb3e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31M00S" calcext:value-type="time">
            <text:p>02:31:00 PM</text:p>
          </table:table-cell>
          <table:table-cell office:value-type="time" office:time-value="PT00H04M30S" calcext:value-type="time">
            <text:p>12:04:30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0c0d8c00e9f541a6fd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43M00S" calcext:value-type="time">
            <text:p>02:43:00 PM</text:p>
          </table:table-cell>
          <table:table-cell office:value-type="time" office:time-value="PT00H02M14S" calcext:value-type="time">
            <text:p>12:02:14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udent/Looking/None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9214f8f756164585c6b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00H03M06S" calcext:value-type="time">
            <text:p>12:03:06 AM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44024a262602738cb0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a95bc6861bf3177751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00H02M24S" calcext:value-type="time">
            <text:p>12:02:24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bd324a262602738d72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00H01M23S" calcext:value-type="time">
            <text:p>12:01:23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ac4bf8f756164585ea8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40M00S" calcext:value-type="time">
            <text:p>04:40:00 P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c30324a26260273909b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00H01M18S" calcext:value-type="time">
            <text:p>12:01:18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d9697dc029e2d66cf08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9H53M00S" calcext:value-type="time">
            <text:p>07:53:00 P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dac9f3072dd892631e1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9H59M00S" calcext:value-type="time">
            <text:p>07:59:00 PM</text:p>
          </table:table-cell>
          <table:table-cell office:value-type="time" office:time-value="PT00H03M19S" calcext:value-type="time">
            <text:p>12:03:19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Scientist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0276bc6861bf3177e6f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2H48M00S" calcext:value-type="time">
            <text:p>10:48:00 PM</text:p>
          </table:table-cell>
          <table:table-cell office:value-type="time" office:time-value="PT00H04M01S" calcext:value-type="time">
            <text:p>12:04:01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0c99575fa3a5ae89de4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31M00S" calcext:value-type="time">
            <text:p>11:31:00 PM</text:p>
          </table:table-cell>
          <table:table-cell office:value-type="time" office:time-value="PT00H02M29S" calcext:value-type="time">
            <text:p>12:02:29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Scienti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10b5cec54911e9cb826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49M00S" calcext:value-type="time">
            <text:p>11:49:00 PM</text:p>
          </table:table-cell>
          <table:table-cell office:value-type="time" office:time-value="PT00H02M00S" calcext:value-type="time">
            <text:p>12:02:00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36fd24a2626027397c93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2H32M00S" calcext:value-type="time">
            <text:p>02:32:00 AM</text:p>
          </table:table-cell>
          <table:table-cell office:value-type="time" office:time-value="PT00H03M23S" calcext:value-type="time">
            <text:p>12:03:23 AM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3e86f408bae018ee913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00H04M03S" calcext:value-type="time">
            <text:p>12:04:03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41e3575fa3a5ae8a1552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3H18M00S" calcext:value-type="time">
            <text:p>03:18:00 AM</text:p>
          </table:table-cell>
          <table:table-cell office:value-type="time" office:time-value="PT00H04M04S" calcext:value-type="time">
            <text:p>12:04:04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5c8bf3072dd89263a493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5H12M00S" calcext:value-type="time">
            <text:p>05:12:00 AM</text:p>
          </table:table-cell>
          <table:table-cell office:value-type="time" office:time-value="PT00H02M43S" calcext:value-type="time">
            <text:p>12:02:43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8da6b4da29969c64a3a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42M00S" calcext:value-type="time">
            <text:p>08:42:00 AM</text:p>
          </table:table-cell>
          <table:table-cell office:value-type="time" office:time-value="PT00H00M47S" calcext:value-type="time">
            <text:p>12:00:47 AM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Scienti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95d724a262602739ee07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9H17M00S" calcext:value-type="time">
            <text:p>09:17:00 AM</text:p>
          </table:table-cell>
          <table:table-cell office:value-type="time" office:time-value="PT00H02M01S" calcext:value-type="time">
            <text:p>12:02:01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9e087dc029e2d66dc57e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9H52M00S" calcext:value-type="time">
            <text:p>09:52:00 A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9e47b4da29969c64b9f9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9H53M00S" calcext:value-type="time">
            <text:p>09:53:00 AM</text:p>
          </table:table-cell>
          <table:table-cell office:value-type="time" office:time-value="PT00H01M06S" calcext:value-type="time">
            <text:p>12:01:06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afd87dc029e2d66ddb2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1H08M00S" calcext:value-type="time">
            <text:p>11:08:00 AM</text:p>
          </table:table-cell>
          <table:table-cell office:value-type="time" office:time-value="PT00H01M43S" calcext:value-type="time">
            <text:p>12:01:43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Scienti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4b23f5d257a28a30f6b8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1H18M00S" calcext:value-type="time">
            <text:p>11:18:00 AM</text:p>
          </table:table-cell>
          <table:table-cell office:value-type="time" office:time-value="PT00H00M56S" calcext:value-type="time">
            <text:p>12:00:56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Engineer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cffeb4da29969c64f6a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3H25M00S" calcext:value-type="time">
            <text:p>01:25:00 PM</text:p>
          </table:table-cell>
          <table:table-cell office:value-type="time" office:time-value="PT00H01M02S" calcext:value-type="time">
            <text:p>12:01:02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fe370f8c8599d5b158c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6H42M00S" calcext:value-type="time">
            <text:p>04:42:00 PM</text:p>
          </table:table-cell>
          <table:table-cell office:value-type="time" office:time-value="PT00H02M40S" calcext:value-type="time">
            <text:p>12:02:40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5db29cf2555431733248f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8H25M00S" calcext:value-type="time">
            <text:p>08:25:00 AM</text:p>
          </table:table-cell>
          <table:table-cell office:value-type="time" office:time-value="PT00H02M42S" calcext:value-type="time">
            <text:p>12:02:42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e69f24a26260273b42bf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9H14M00S" calcext:value-type="time">
            <text:p>09:14:00 AM</text:p>
          </table:table-cell>
          <table:table-cell office:value-type="time" office:time-value="PT00H01M31S" calcext:value-type="time">
            <text:p>12:01:31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1076f8f7561645887ded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2H12M00S" calcext:value-type="time">
            <text:p>12:12:00 PM</text:p>
          </table:table-cell>
          <table:table-cell office:value-type="time" office:time-value="PT00H01M35S" calcext:value-type="time">
            <text:p>12:01:35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n Indian or Alaska Native</text:p>
          </table:table-cell>
        </table:table-row>
        <table:table-row table:style-name="ro1">
          <table:table-cell office:value-type="string" calcext:value-type="string">
            <text:p>62a617c30a77c1a77f6925fc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00H02M48S" calcext:value-type="time">
            <text:p>12:02:48 AM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1eb02e54c9003e5697f7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3H13M00S" calcext:value-type="time">
            <text:p>01:13:00 PM</text:p>
          </table:table-cell>
          <table:table-cell office:value-type="time" office:time-value="PT00H01M43S" calcext:value-type="time">
            <text:p>12:01:43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8f1e0a77c1a77f69a381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21H13M00S" calcext:value-type="time">
            <text:p>09:13:00 PM</text:p>
          </table:table-cell>
          <table:table-cell office:value-type="time" office:time-value="PT00H04M36S" calcext:value-type="time">
            <text:p>12:04:36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7029ff8f7561645899bae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5H25M00S" calcext:value-type="time">
            <text:p>05:25:00 AM</text:p>
          </table:table-cell>
          <table:table-cell office:value-type="time" office:time-value="PT00H03M29S" calcext:value-type="time">
            <text:p>12:03:29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0b55cec54911e9cedd98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00H02M49S" calcext:value-type="time">
            <text:p>12:02:49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49ebd8c00e9f541efa36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00H01M12S" calcext:value-type="time">
            <text:p>12:01:12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merican Indian or Alaska Native</text:p>
          </table:table-cell>
        </table:table-row>
        <table:table-row table:style-name="ro1">
          <table:table-cell office:value-type="string" calcext:value-type="string">
            <text:p>62a772da575fa3a5ae8e2a4a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3H24M00S" calcext:value-type="time">
            <text:p>01:24:00 PM</text:p>
          </table:table-cell>
          <table:table-cell office:value-type="time" office:time-value="PT00H02M52S" calcext:value-type="time">
            <text:p>12:02:52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738a2e54c9003e589598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00H01M18S" calcext:value-type="time">
            <text:p>12:01:18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9c9c2e54c9003e58f0d5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6H22M00S" calcext:value-type="time">
            <text:p>04:22:00 PM</text:p>
          </table:table-cell>
          <table:table-cell office:value-type="time" office:time-value="PT00H02M42S" calcext:value-type="time">
            <text:p>12:02:42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84764bc6861bf317d7b86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00H01M22S" calcext:value-type="time">
            <text:p>12:01:22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ative Hawaiian or other Pacific Islander</text:p>
          </table:table-cell>
        </table:table-row>
        <table:table-row table:style-name="ro1">
          <table:table-cell office:value-type="string" calcext:value-type="string">
            <text:p>62a88e9ff8d5efcc22ff1eb6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9H35M00S" calcext:value-type="time">
            <text:p>09:35:00 AM</text:p>
          </table:table-cell>
          <table:table-cell office:value-type="time" office:time-value="PT00H01M36S" calcext:value-type="time">
            <text:p>12:01:36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rchitec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8bf9e575fa3a5ae907617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3H04M00S" calcext:value-type="time">
            <text:p>01:04:00 PM</text:p>
          </table:table-cell>
          <table:table-cell office:value-type="time" office:time-value="PT00H02M07S" calcext:value-type="time">
            <text:p>12:02:07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95253bae91e4b8b8b91d9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23H30M00S" calcext:value-type="time">
            <text:p>11:30:00 PM</text:p>
          </table:table-cell>
          <table:table-cell office:value-type="time" office:time-value="PT00H01M02S" calcext:value-type="time">
            <text:p>12:01:02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993537dc029e2d674e9b5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0H02M08S" calcext:value-type="time">
            <text:p>12:02:08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eecd0f8c8599d5ba6923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04H50M00S" calcext:value-type="time">
            <text:p>04:50:00 AM</text:p>
          </table:table-cell>
          <table:table-cell office:value-type="time" office:time-value="PT00H01M42S" calcext:value-type="time">
            <text:p>12:01:42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b3e62bae91e4b8b8ebe14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10H29M00S" calcext:value-type="time">
            <text:p>10:29:00 AM</text:p>
          </table:table-cell>
          <table:table-cell office:value-type="time" office:time-value="PT00H02M41S" calcext:value-type="time">
            <text:p>12:02:41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cc1f0cf255543173e59f7</text:p>
          </table:table-cell>
          <table:table-cell office:value-type="string" calcext:value-type="string">
            <text:p>anonymous</text:p>
          </table:table-cell>
          <table:table-cell office:value-type="date" office:date-value="2022-06-17" calcext:value-type="date">
            <text:p>06/17/22</text:p>
          </table:table-cell>
          <table:table-cell office:value-type="time" office:time-value="PT14H03M00S" calcext:value-type="time">
            <text:p>02:03:00 PM</text:p>
          </table:table-cell>
          <table:table-cell office:value-type="time" office:time-value="PT00H01M38S" calcext:value-type="time">
            <text:p>12:01:38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ee103f8f756164595adb8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f387018134ddc75df894e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10H53M00S" calcext:value-type="time">
            <text:p>10:53:00 AM</text:p>
          </table:table-cell>
          <table:table-cell office:value-type="time" office:time-value="PT00H01M47S" calcext:value-type="time">
            <text:p>12:01:4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b2ea87f8d5efcc220e3e21</text:p>
          </table:table-cell>
          <table:table-cell office:value-type="string" calcext:value-type="string">
            <text:p>anonymous</text:p>
          </table:table-cell>
          <table:table-cell office:value-type="date" office:date-value="2022-06-22" calcext:value-type="date">
            <text:p>06/22/22</text:p>
          </table:table-cell>
          <table:table-cell office:value-type="time" office:time-value="PT06H10M00S" calcext:value-type="time">
            <text:p>06:10:00 A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d5c0f8c8599d5af107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7M00S" calcext:value-type="time">
            <text:p>08:47:00 AM</text:p>
          </table:table-cell>
          <table:table-cell office:value-type="time" office:time-value="PT00H00M47S" calcext:value-type="time">
            <text:p>12:00:47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eb6bc6861bf3176c5a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3M00S" calcext:value-type="time">
            <text:p>08:53:00 AM</text:p>
          </table:table-cell>
          <table:table-cell office:value-type="time" office:time-value="PT00H01M38S" calcext:value-type="time">
            <text:p>12:01:38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Developmen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f56cf255543173005e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5M00S" calcext:value-type="time">
            <text:p>08:55:00 AM</text:p>
          </table:table-cell>
          <table:table-cell office:value-type="time" office:time-value="PT00H00M56S" calcext:value-type="time">
            <text:p>12:00:56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038b4da29969c62eaf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9M00S" calcext:value-type="time">
            <text:p>08:59:00 AM</text:p>
          </table:table-cell>
          <table:table-cell office:value-type="time" office:time-value="PT00H03M55S" calcext:value-type="time">
            <text:p>12:03:55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Strong organizational data strategy, high-performing tea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1b0f8f7561645852d1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5M00S" calcext:value-type="time">
            <text:p>09:05:00 A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Currently very happy with where I am.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383b4da29969c62f1b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3M00S" calcext:value-type="time">
            <text:p>09:13:00 AM</text:p>
          </table:table-cell>
          <table:table-cell office:value-type="time" office:time-value="PT00H01M03S" calcext:value-type="time">
            <text:p>12:01:03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400d8c00e9f5419dc2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4c6f8d5efcc22f7d6e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9M00S" calcext:value-type="time">
            <text:p>09:19:00 AM</text:p>
          </table:table-cell>
          <table:table-cell office:value-type="time" office:time-value="PT00H02M17S" calcext:value-type="time">
            <text:p>12:02:17 AM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My passion is to become a Data analys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5c47dc029e2d66bf80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3M00S" calcext:value-type="time">
            <text:p>09:23:00 AM</text:p>
          </table:table-cell>
          <table:table-cell office:value-type="time" office:time-value="PT00H01M36S" calcext:value-type="time">
            <text:p>12:01:36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687f408bae018ed4c5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6M00S" calcext:value-type="time">
            <text:p>09:26:00 A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76c5d257a28a30d8e6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00H03M00S" calcext:value-type="time">
            <text:p>12:03:00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Different job title, either product owner or consulting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89318134ddc75cea65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5M00S" calcext:value-type="time">
            <text:p>09:35:00 AM</text:p>
          </table:table-cell>
          <table:table-cell office:value-type="time" office:time-value="PT00H01M06S" calcext:value-type="time">
            <text:p>12:01:06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9d5d8c00e9f5419ead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0M00S" calcext:value-type="time">
            <text:p>09:40:00 A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52f00a77c1a77f65eae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19M00S" calcext:value-type="time">
            <text:p>10:19:00 AM</text:p>
          </table:table-cell>
          <table:table-cell office:value-type="time" office:time-value="PT00H02M45S" calcext:value-type="time">
            <text:p>12:02:45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55445d257a28a30dab1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9M00S" calcext:value-type="time">
            <text:p>10:29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878575fa3a5ae88e5d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43M00S" calcext:value-type="time">
            <text:p>10:43:00 AM</text:p>
          </table:table-cell>
          <table:table-cell office:value-type="time" office:time-value="PT00H04M22S" calcext:value-type="time">
            <text:p>12:04:22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b13bc6861bf3177018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4M00S" calcext:value-type="time">
            <text:p>10:54:00 AM</text:p>
          </table:table-cell>
          <table:table-cell office:value-type="time" office:time-value="PT00H01M05S" calcext:value-type="time">
            <text:p>12:01:05 AM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5c2f8d5efcc22f81e2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00H03M54S" calcext:value-type="time">
            <text:p>12:03:54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Other (Please Specify):Both Good work / life Balance and Good Cultur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6d12f8d5efcc22f82cd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10M00S" calcext:value-type="time">
            <text:p>12:10:00 PM</text:p>
          </table:table-cell>
          <table:table-cell office:value-type="time" office:time-value="PT00H02M58S" calcext:value-type="time">
            <text:p>12:02:58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Learning possibilitie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7ad924a2626027389f8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09M00S" calcext:value-type="time">
            <text:p>01:09:00 P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Scienti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7c50cec54911e9cacee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85ddbae91e4b8b83785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00H04M08S" calcext:value-type="time">
            <text:p>12:04:08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I just started and I don't like programming so much, so I would search for a more "impactiful" role. Meaning: being able to take decisions that steer the business.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87e6575fa3a5ae8940a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05M00S" calcext:value-type="time">
            <text:p>02:05:00 PM</text:p>
          </table:table-cell>
          <table:table-cell office:value-type="time" office:time-value="PT00H02M11S" calcext:value-type="time">
            <text:p>12:02:11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Good opportunities in projects and learnjng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1cacf2555431730a62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00H01M18S" calcext:value-type="time">
            <text:p>12:01:18 AM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Projects I’m interested i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a1a62e54c9003e53dc3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55M00S" calcext:value-type="time">
            <text:p>03:55:00 PM</text:p>
          </table:table-cell>
          <table:table-cell office:value-type="time" office:time-value="PT00H01M47S" calcext:value-type="time">
            <text:p>12:01:47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baa624a262602738ff2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7H41M00S" calcext:value-type="time">
            <text:p>05:41:00 PM</text:p>
          </table:table-cell>
          <table:table-cell office:value-type="time" office:time-value="PT00H04M19S" calcext:value-type="time">
            <text:p>12:04:19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Intresting wor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c476bc6861bf3177ad9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23M00S" calcext:value-type="time">
            <text:p>06:23:00 PM</text:p>
          </table:table-cell>
          <table:table-cell office:value-type="time" office:time-value="PT00H02M58S" calcext:value-type="time">
            <text:p>12:02:58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cde8f8f756164586136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9H04M00S" calcext:value-type="time">
            <text:p>07:04:00 P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Other (Please Specify):Learning opportunit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d8dbf8f7561645861f9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9H50M00S" calcext:value-type="time">
            <text:p>07:50:00 PM</text:p>
          </table:table-cell>
          <table:table-cell office:value-type="time" office:time-value="PT00H04M51S" calcext:value-type="time">
            <text:p>12:04:51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Learning New Thing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e2abf8f75616458628d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0H32M00S" calcext:value-type="time">
            <text:p>08:32:00 PM</text:p>
          </table:table-cell>
          <table:table-cell office:value-type="time" office:time-value="PT00H01M48S" calcext:value-type="time">
            <text:p>12:01:48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f39df8d5efcc22f8ddc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1H45M00S" calcext:value-type="time">
            <text:p>09:45:00 PM</text:p>
          </table:table-cell>
          <table:table-cell office:value-type="time" office:time-value="PT01H09M45S" calcext:value-type="time">
            <text:p>01:09:45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f6a25d257a28a30e9d0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1H57M00S" calcext:value-type="time">
            <text:p>09:57:00 PM</text:p>
          </table:table-cell>
          <table:table-cell office:value-type="time" office:time-value="PT00H04M54S" calcext:value-type="time">
            <text:p>12:04:54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Other (Please Specify):Salary and exp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8566b4da29969c64995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07M00S" calcext:value-type="time">
            <text:p>08:07:00 A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88197dc029e2d66da8a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18M00S" calcext:value-type="time">
            <text:p>08:18:00 A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9b3cb4da29969c64b5d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9H40M00S" calcext:value-type="time">
            <text:p>09:40:00 AM</text:p>
          </table:table-cell>
          <table:table-cell office:value-type="time" office:time-value="PT00H04M32S" calcext:value-type="time">
            <text:p>12:04:32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c57af3072dd8926421a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2H40M00S" calcext:value-type="time">
            <text:p>12:40:00 PM</text:p>
          </table:table-cell>
          <table:table-cell office:value-type="time" office:time-value="PT00H01M49S" calcext:value-type="time">
            <text:p>12:01:49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52725d8c00e9f541c3b4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9H37M00S" calcext:value-type="time">
            <text:p>07:37:00 PM</text:p>
          </table:table-cell>
          <table:table-cell office:value-type="time" office:time-value="PT00H01M23S" calcext:value-type="time">
            <text:p>12:01:23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Challenging / exciting problem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58b267dc029e2d66ea3f8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2H43M00S" calcext:value-type="time">
            <text:p>02:43:00 AM</text:p>
          </table:table-cell>
          <table:table-cell office:value-type="time" office:time-value="PT00H01M35S" calcext:value-type="time">
            <text:p>12:01:35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Opportunity to lear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998fbc6861bf31798ef0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3H45M00S" calcext:value-type="time">
            <text:p>03:45:00 AM</text:p>
          </table:table-cell>
          <table:table-cell office:value-type="time" office:time-value="PT00H01M58S" calcext:value-type="time">
            <text:p>12:01:58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a124cec54911e9cd29f5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merican Indian or Alaska Native</text:p>
          </table:table-cell>
        </table:table-row>
        <table:table-row table:style-name="ro1">
          <table:table-cell office:value-type="string" calcext:value-type="string">
            <text:p>62a5c571575fa3a5ae8baaa1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6H52M00S" calcext:value-type="time">
            <text:p>06:52:00 AM</text:p>
          </table:table-cell>
          <table:table-cell office:value-type="time" office:time-value="PT00H01M11S" calcext:value-type="time">
            <text:p>12:01:11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5d350f3072dd892652c70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7H51M00S" calcext:value-type="time">
            <text:p>07:51:00 A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f872bae91e4b8b861e53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00H02M10S" calcext:value-type="time">
            <text:p>12:02:10 AM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a Scienti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65db824a26260273bc9ff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7H42M00S" calcext:value-type="time">
            <text:p>05:42:00 PM</text:p>
          </table:table-cell>
          <table:table-cell office:value-type="time" office:time-value="PT00H02M29S" calcext:value-type="time">
            <text:p>12:02:29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ata Scienti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047c24a26260273c9646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00H01M50S" calcext:value-type="time">
            <text:p>12:01:50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73a37f8d5efcc22fcb724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9H23M00S" calcext:value-type="time">
            <text:p>09:23:00 AM</text:p>
          </table:table-cell>
          <table:table-cell office:value-type="time" office:time-value="PT00H01M09S" calcext:value-type="time">
            <text:p>12:01:09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4e28b4da29969c681108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0H48M00S" calcext:value-type="time">
            <text:p>10:48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The work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b296f8d5efcc22fdc1ef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00H01M07S" calcext:value-type="time">
            <text:p>12:01:07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ed9c0f8c8599d5b57132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22H08M00S" calcext:value-type="time">
            <text:p>10:08:00 PM</text:p>
          </table:table-cell>
          <table:table-cell office:value-type="time" office:time-value="PT00H01M13S" calcext:value-type="time">
            <text:p>12:01:13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ta Engineer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fb02f8d5efcc22fe2486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23H05M00S" calcext:value-type="time">
            <text:p>11:05:00 PM</text:p>
          </table:table-cell>
          <table:table-cell office:value-type="time" office:time-value="PT00H00M58S" calcext:value-type="time">
            <text:p>12:00:58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9bb81bc6861bf3180079c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06H59M00S" calcext:value-type="time">
            <text:p>06:59:00 AM</text:p>
          </table:table-cell>
          <table:table-cell office:value-type="time" office:time-value="PT00H01M56S" calcext:value-type="time">
            <text:p>12:01:56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a121dcec54911e9d446cc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3H08M00S" calcext:value-type="time">
            <text:p>01:08:00 PM</text:p>
          </table:table-cell>
          <table:table-cell office:value-type="time" office:time-value="PT00H03M23S" calcext:value-type="time">
            <text:p>12:03:23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Collaboratio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Scienti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95970a77c1a77f709268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22H29M00S" calcext:value-type="time">
            <text:p>10:29:00 PM</text:p>
          </table:table-cell>
          <table:table-cell office:value-type="time" office:time-value="PT00H06M15S" calcext:value-type="time">
            <text:p>12:06:15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Better Tech Stack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b795033b026e423f287ecd</text:p>
          </table:table-cell>
          <table:table-cell office:value-type="string" calcext:value-type="string">
            <text:p>anonymous</text:p>
          </table:table-cell>
          <table:table-cell office:value-type="date" office:date-value="2022-06-25" calcext:value-type="date">
            <text:p>06/25/22</text:p>
          </table:table-cell>
          <table:table-cell office:value-type="time" office:time-value="PT19H06M00S" calcext:value-type="time">
            <text:p>07:06:00 PM</text:p>
          </table:table-cell>
          <table:table-cell office:value-type="time" office:time-value="PT00H02M17S" calcext:value-type="time">
            <text:p>12:02:17 AM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Career Advancedmen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3ba1bae91e4b8b82e35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0M00S" calcext:value-type="time">
            <text:p>08:40:00 A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c8624a26260273822f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3M00S" calcext:value-type="time">
            <text:p>08:43:00 AM</text:p>
          </table:table-cell>
          <table:table-cell office:value-type="time" office:time-value="PT00H02M10S" calcext:value-type="time">
            <text:p>12:02:10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c91f3072dd892621e0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4M00S" calcext:value-type="time">
            <text:p>08:44:00 AM</text:p>
          </table:table-cell>
          <table:table-cell office:value-type="time" office:time-value="PT00H01M51S" calcext:value-type="time">
            <text:p>12:01:51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3cd3cf255543173001d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5M00S" calcext:value-type="time">
            <text:p>08:45:00 AM</text:p>
          </table:table-cell>
          <table:table-cell office:value-type="time" office:time-value="PT00H02M10S" calcext:value-type="time">
            <text:p>12:02:10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d15f408bae018ed370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6M00S" calcext:value-type="time">
            <text:p>08:46:00 AM</text:p>
          </table:table-cell>
          <table:table-cell office:value-type="time" office:time-value="PT00H03M20S" calcext:value-type="time">
            <text:p>12:03:20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3d4624a26260273824c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7M00S" calcext:value-type="time">
            <text:p>08:47:00 A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dbdd8c00e9f5419cd6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9M00S" calcext:value-type="time">
            <text:p>08:49:00 AM</text:p>
          </table:table-cell>
          <table:table-cell office:value-type="time" office:time-value="PT00H01M05S" calcext:value-type="time">
            <text:p>12:01:05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e90cec54911e9ca503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2M00S" calcext:value-type="time">
            <text:p>08:52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0cab4da29969c62ec0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2M00S" calcext:value-type="time">
            <text:p>09:02:00 AM</text:p>
          </table:table-cell>
          <table:table-cell office:value-type="time" office:time-value="PT00H02M47S" calcext:value-type="time">
            <text:p>12:02:47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117cec54911e9ca54e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3M00S" calcext:value-type="time">
            <text:p>09:03:00 AM</text:p>
          </table:table-cell>
          <table:table-cell office:value-type="time" office:time-value="PT00H01M59S" calcext:value-type="time">
            <text:p>12:01:59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389cec54911e9ca5a2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3M00S" calcext:value-type="time">
            <text:p>09:13:00 AM</text:p>
          </table:table-cell>
          <table:table-cell office:value-type="time" office:time-value="PT00H01M01S" calcext:value-type="time">
            <text:p>12:01:01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 Engine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449575fa3a5ae88b63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6M00S" calcext:value-type="time">
            <text:p>09:16:00 AM</text:p>
          </table:table-cell>
          <table:table-cell office:value-type="time" office:time-value="PT00H02M36S" calcext:value-type="time">
            <text:p>12:02:36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5490a77c1a77f65cc5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1M00S" calcext:value-type="time">
            <text:p>09:21:00 AM</text:p>
          </table:table-cell>
          <table:table-cell office:value-type="time" office:time-value="PT00H01M38S" calcext:value-type="time">
            <text:p>12:01:38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646f8d5efcc22f7dc5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5M00S" calcext:value-type="time">
            <text:p>09:25:00 AM</text:p>
          </table:table-cell>
          <table:table-cell office:value-type="time" office:time-value="PT00H01M22S" calcext:value-type="time">
            <text:p>12:01:22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6b4bc6861bf3176d7c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7M00S" calcext:value-type="time">
            <text:p>09:27:00 AM</text:p>
          </table:table-cell>
          <table:table-cell office:value-type="time" office:time-value="PT00H01M09S" calcext:value-type="time">
            <text:p>12:01:09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8650f8c8599d5af2b7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4M00S" calcext:value-type="time">
            <text:p>09:34:00 AM</text:p>
          </table:table-cell>
          <table:table-cell office:value-type="time" office:time-value="PT00H01M06S" calcext:value-type="time">
            <text:p>12:01:06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8c2f3072dd892623c1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6M00S" calcext:value-type="time">
            <text:p>09:36:00 AM</text:p>
          </table:table-cell>
          <table:table-cell office:value-type="time" office:time-value="PT00H01M56S" calcext:value-type="time">
            <text:p>12:01:56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b1b0f8c8599d5af328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6M00S" calcext:value-type="time">
            <text:p>09:46:00 AM</text:p>
          </table:table-cell>
          <table:table-cell office:value-type="time" office:time-value="PT00H00M48S" calcext:value-type="time">
            <text:p>12:00:48 AM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bd4f408bae018ed57b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9M00S" calcext:value-type="time">
            <text:p>09:49:00 AM</text:p>
          </table:table-cell>
          <table:table-cell office:value-type="time" office:time-value="PT00H03M57S" calcext:value-type="time">
            <text:p>12:03:57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d1ff8f756164585465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54M00S" calcext:value-type="time">
            <text:p>09:54:00 AM</text:p>
          </table:table-cell>
          <table:table-cell office:value-type="time" office:time-value="PT00H01M41S" calcext:value-type="time">
            <text:p>12:01:41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e00f8f756164585495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58M00S" calcext:value-type="time">
            <text:p>09:58:00 AM</text:p>
          </table:table-cell>
          <table:table-cell office:value-type="time" office:time-value="PT00H02M24S" calcext:value-type="time">
            <text:p>12:02:24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eb7bc6861bf3176e6d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1M00S" calcext:value-type="time">
            <text:p>10:01:00 A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f3bf408bae018ed5e4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3M00S" calcext:value-type="time">
            <text:p>10:03:00 AM</text:p>
          </table:table-cell>
          <table:table-cell office:value-type="time" office:time-value="PT00H01M13S" calcext:value-type="time">
            <text:p>12:01:13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fbacec54911e9ca776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5M00S" calcext:value-type="time">
            <text:p>10:05:00 AM</text:p>
          </table:table-cell>
          <table:table-cell office:value-type="time" office:time-value="PT00H01M17S" calcext:value-type="time">
            <text:p>12:01:17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fc3f3072dd892624a4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5M00S" calcext:value-type="time">
            <text:p>10:05:00 AM</text:p>
          </table:table-cell>
          <table:table-cell office:value-type="time" office:time-value="PT00H02M03S" calcext:value-type="time">
            <text:p>12:02:03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ff4f3072dd892624b3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06M00S" calcext:value-type="time">
            <text:p>10:06:00 AM</text:p>
          </table:table-cell>
          <table:table-cell office:value-type="time" office:time-value="PT00H02M18S" calcext:value-type="time">
            <text:p>12:02:18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3372e54c9003e534a4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0M00S" calcext:value-type="time">
            <text:p>10:20:00 A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472cec54911e9ca82b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5M00S" calcext:value-type="time">
            <text:p>10:25:00 AM</text:p>
          </table:table-cell>
          <table:table-cell office:value-type="time" office:time-value="PT00H22M47S" calcext:value-type="time">
            <text:p>12:22:47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4bdb4da29969c63170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7M00S" calcext:value-type="time">
            <text:p>10:27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54e9cf255543173031e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7M00S" calcext:value-type="time">
            <text:p>10:27:00 A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Engine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5631cf2555431730342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33M00S" calcext:value-type="time">
            <text:p>10:33:00 AM</text:p>
          </table:table-cell>
          <table:table-cell office:value-type="time" office:time-value="PT00H02M50S" calcext:value-type="time">
            <text:p>12:02:50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Want to move from Australia to Canada, so position in desired count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78b0a77c1a77f65f27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39M00S" calcext:value-type="time">
            <text:p>10:39:00 A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aa2f8d5efcc22f8075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2M00S" calcext:value-type="time">
            <text:p>10:52:00 A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All of the options are important to me when looking for a new job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ae87dc029e2d66c279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3M00S" calcext:value-type="time">
            <text:p>10:53:00 AM</text:p>
          </table:table-cell>
          <table:table-cell office:value-type="time" office:time-value="PT00H01M14S" calcext:value-type="time">
            <text:p>12:01:14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5c890a77c1a77f65fdf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0H01M29S" calcext:value-type="time">
            <text:p>12:01:29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6146f8f7561645856ff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20M00S" calcext:value-type="time">
            <text:p>11:20:00 AM</text:p>
          </table:table-cell>
          <table:table-cell office:value-type="time" office:time-value="PT00H01M31S" calcext:value-type="time">
            <text:p>12:01:31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65d5d8c00e9f541a20c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00H02M38S" calcext:value-type="time">
            <text:p>12:02:38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e7024a262602738890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00H00M59S" calcext:value-type="time">
            <text:p>12:00:59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77f424a2626027389af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57M00S" calcext:value-type="time">
            <text:p>12:57:00 PM</text:p>
          </table:table-cell>
          <table:table-cell office:value-type="time" office:time-value="PT00H03M54S" calcext:value-type="time">
            <text:p>12:03:54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784c0f8c8599d5af8fb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58M00S" calcext:value-type="time">
            <text:p>12:58:00 PM</text:p>
          </table:table-cell>
          <table:table-cell office:value-type="time" office:time-value="PT00H01M54S" calcext:value-type="time">
            <text:p>12:01:54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1d024a262602738ab1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39M00S" calcext:value-type="time">
            <text:p>01:39:00 P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Other (Please Specify):Opportunities for growt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870bbc6861bf3177584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01M00S" calcext:value-type="time">
            <text:p>02:01:00 P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89ed18134ddc75cf24f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14M00S" calcext:value-type="time">
            <text:p>02:14:00 PM</text:p>
          </table:table-cell>
          <table:table-cell office:value-type="time" office:time-value="PT00H01M27S" calcext:value-type="time">
            <text:p>12:01:27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 Scienti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9b315d257a28a30e2ca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00H01M40S" calcext:value-type="time">
            <text:p>12:01:40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e69d8c00e9f541a835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41M00S" calcext:value-type="time">
            <text:p>03:41:00 PM</text:p>
          </table:table-cell>
          <table:table-cell office:value-type="time" office:time-value="PT00H01M10S" calcext:value-type="time">
            <text:p>12:01:10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aaa3cec54911e9cb172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00H02M16S" calcext:value-type="time">
            <text:p>12:02:16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ab320f8c8599d5afdfa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00H01M45S" calcext:value-type="time">
            <text:p>12:01:45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abacd8c00e9f541a96e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38M00S" calcext:value-type="time">
            <text:p>04:38:00 PM</text:p>
          </table:table-cell>
          <table:table-cell office:value-type="time" office:time-value="PT00H01M33S" calcext:value-type="time">
            <text:p>12:01:33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b135b4da29969c63b1e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7H01M00S" calcext:value-type="time">
            <text:p>05:01:00 PM</text:p>
          </table:table-cell>
          <table:table-cell office:value-type="time" office:time-value="PT00H01M18S" calcext:value-type="time">
            <text:p>12:01:18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b314f408bae018ee093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7H09M00S" calcext:value-type="time">
            <text:p>05:09:00 PM</text:p>
          </table:table-cell>
          <table:table-cell office:value-type="time" office:time-value="PT00H01M18S" calcext:value-type="time">
            <text:p>12:01:18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bc00d8c00e9f541aad6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c5f2cec54911e9cb3d9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00H04M30S" calcext:value-type="time">
            <text:p>12:04:30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dc3ab4da29969c63e3d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0H05M00S" calcext:value-type="time">
            <text:p>08:05:00 PM</text:p>
          </table:table-cell>
          <table:table-cell office:value-type="time" office:time-value="PT00H03M42S" calcext:value-type="time">
            <text:p>12:03:42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fea50a77c1a77f66e41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2H32M00S" calcext:value-type="time">
            <text:p>10:32:00 PM</text:p>
          </table:table-cell>
          <table:table-cell office:value-type="time" office:time-value="PT00H00M43S" calcext:value-type="time">
            <text:p>12:00:43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044acf25554317312a8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2H56M00S" calcext:value-type="time">
            <text:p>10:56:00 PM</text:p>
          </table:table-cell>
          <table:table-cell office:value-type="time" office:time-value="PT00H03M27S" calcext:value-type="time">
            <text:p>12:03:27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0d86d8c00e9f541afb5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35M00S" calcext:value-type="time">
            <text:p>11:35:00 PM</text:p>
          </table:table-cell>
          <table:table-cell office:value-type="time" office:time-value="PT00H05M15S" calcext:value-type="time">
            <text:p>12:05:15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0da3cf255543173132e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36M00S" calcext:value-type="time">
            <text:p>11:36:00 PM</text:p>
          </table:table-cell>
          <table:table-cell office:value-type="time" office:time-value="PT00H02M55S" calcext:value-type="time">
            <text:p>12:02:55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1964d8c00e9f541b061d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0H26M00S" calcext:value-type="time">
            <text:p>12:26:00 AM</text:p>
          </table:table-cell>
          <table:table-cell office:value-type="time" office:time-value="PT00H01M49S" calcext:value-type="time">
            <text:p>12:01:49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6ad7d8c00e9f541b664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6H13M00S" calcext:value-type="time">
            <text:p>06:13:00 AM</text:p>
          </table:table-cell>
          <table:table-cell office:value-type="time" office:time-value="PT00H03M13S" calcext:value-type="time">
            <text:p>12:03:13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477f0b4da29969c64892f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09M00S" calcext:value-type="time">
            <text:p>07:09:00 AM</text:p>
          </table:table-cell>
          <table:table-cell office:value-type="time" office:time-value="PT00H01M04S" calcext:value-type="time">
            <text:p>12:01:04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In office work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Scientist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7947cec54911e9cbf6b2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15M00S" calcext:value-type="time">
            <text:p>07:15:00 AM</text:p>
          </table:table-cell>
          <table:table-cell office:value-type="time" office:time-value="PT00H02M11S" calcext:value-type="time">
            <text:p>12:02:11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7e3ef3072dd89263c8c0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36M00S" calcext:value-type="time">
            <text:p>07:36:00 AM</text:p>
          </table:table-cell>
          <table:table-cell office:value-type="time" office:time-value="PT00H02M30S" calcext:value-type="time">
            <text:p>12:02:30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7e812e54c9003e54d789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37M00S" calcext:value-type="time">
            <text:p>07:37:00 A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7ea87dc029e2d66d9b60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38M00S" calcext:value-type="time">
            <text:p>07:38:00 A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7f1e0a77c1a77f67717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40M00S" calcext:value-type="time">
            <text:p>07:40:00 AM</text:p>
          </table:table-cell>
          <table:table-cell office:value-type="time" office:time-value="PT00H02M12S" calcext:value-type="time">
            <text:p>12:02:12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8d562e54c9003e54ea2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40M00S" calcext:value-type="time">
            <text:p>08:40:00 AM</text:p>
          </table:table-cell>
          <table:table-cell office:value-type="time" office:time-value="PT00H01M22S" calcext:value-type="time">
            <text:p>12:01:22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9012f408bae018eef16d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52M00S" calcext:value-type="time">
            <text:p>08:52:00 AM</text:p>
          </table:table-cell>
          <table:table-cell office:value-type="time" office:time-value="PT00H01M43S" calcext:value-type="time">
            <text:p>12:01:43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91b3b4da29969c64a89e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59M00S" calcext:value-type="time">
            <text:p>08:59:00 AM</text:p>
          </table:table-cell>
          <table:table-cell office:value-type="time" office:time-value="PT00H01M38S" calcext:value-type="time">
            <text:p>12:01:38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9fe7b4da29969c64bbe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a3d4f8d5efcc22f9a05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0H16M00S" calcext:value-type="time">
            <text:p>10:16:00 AM</text:p>
          </table:table-cell>
          <table:table-cell office:value-type="time" office:time-value="PT00H01M00S" calcext:value-type="time">
            <text:p>12:01:00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abb30f8c8599d5b0fc2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00H03M12S" calcext:value-type="time">
            <text:p>12:03:12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b29a5d257a28a30f6c63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1H19M00S" calcext:value-type="time">
            <text:p>11:19:00 AM</text:p>
          </table:table-cell>
          <table:table-cell office:value-type="time" office:time-value="PT00H01M11S" calcext:value-type="time">
            <text:p>12:01:11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b6c30a77c1a77f67b54c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1H37M00S" calcext:value-type="time">
            <text:p>11:37:00 AM</text:p>
          </table:table-cell>
          <table:table-cell office:value-type="time" office:time-value="PT00H01M13S" calcext:value-type="time">
            <text:p>12:01:13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c7d0f8f7561645872912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00H02M30S" calcext:value-type="time">
            <text:p>12:02:30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d7f6bae91e4b8b84ffed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3H59M00S" calcext:value-type="time">
            <text:p>01:59:00 PM</text:p>
          </table:table-cell>
          <table:table-cell office:value-type="time" office:time-value="PT00H02M06S" calcext:value-type="time">
            <text:p>12:02:06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4f6eef3072dd89264577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6H11M00S" calcext:value-type="time">
            <text:p>04:11:00 PM</text:p>
          </table:table-cell>
          <table:table-cell office:value-type="time" office:time-value="PT00H02M17S" calcext:value-type="time">
            <text:p>12:02:1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0775f8f756164587677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7H21M00S" calcext:value-type="time">
            <text:p>05:21:00 PM</text:p>
          </table:table-cell>
          <table:table-cell office:value-type="time" office:time-value="PT00H02M29S" calcext:value-type="time">
            <text:p>12:02:29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177d18134ddc75d0e9d8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00H05M09S" calcext:value-type="time">
            <text:p>12:05:09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53bc0bc6861bf31793947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1H05M00S" calcext:value-type="time">
            <text:p>09:05:00 PM</text:p>
          </table:table-cell>
          <table:table-cell office:value-type="time" office:time-value="PT00H01M19S" calcext:value-type="time">
            <text:p>12:01:19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52e1cf2555431732922d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2H43M00S" calcext:value-type="time">
            <text:p>10:43:00 PM</text:p>
          </table:table-cell>
          <table:table-cell office:value-type="time" office:time-value="PT00H02M25S" calcext:value-type="time">
            <text:p>12:02:25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All of the abov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5b05f8d5efcc22fa5b6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23H18M00S" calcext:value-type="time">
            <text:p>11:18:00 PM</text:p>
          </table:table-cell>
          <table:table-cell office:value-type="time" office:time-value="PT00H04M47S" calcext:value-type="time">
            <text:p>12:04:47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Data Maturit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9cd2cec54911e9cd251a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3H59M00S" calcext:value-type="time">
            <text:p>03:59:00 AM</text:p>
          </table:table-cell>
          <table:table-cell office:value-type="time" office:time-value="PT00H03M34S" calcext:value-type="time">
            <text:p>12:03:34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5edba0a77c1a77f68f1b5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9H44M00S" calcext:value-type="time">
            <text:p>09:44:00 AM</text:p>
          </table:table-cell>
          <table:table-cell office:value-type="time" office:time-value="PT00H01M20S" calcext:value-type="time">
            <text:p>12:01:20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18a9d8c00e9f541d3537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2H47M00S" calcext:value-type="time">
            <text:p>12:47:00 PM</text:p>
          </table:table-cell>
          <table:table-cell office:value-type="time" office:time-value="PT00H01M56S" calcext:value-type="time">
            <text:p>12:01:56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639e05d257a28a3110ef5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00H01M49S" calcext:value-type="time">
            <text:p>12:01:49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64b4dd8c00e9f541d6d81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6H23M00S" calcext:value-type="time">
            <text:p>04:23:00 PM</text:p>
          </table:table-cell>
          <table:table-cell office:value-type="time" office:time-value="PT00H03M50S" calcext:value-type="time">
            <text:p>12:03:50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71930bae91e4b8b878b2b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7H02M00S" calcext:value-type="time">
            <text:p>07:02:00 AM</text:p>
          </table:table-cell>
          <table:table-cell office:value-type="time" office:time-value="PT00H03M13S" calcext:value-type="time">
            <text:p>12:03:13 AM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75a5418134ddc75d3d2f1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00H00M43S" calcext:value-type="time">
            <text:p>12:00:43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 Scientist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b283f8d5efcc22fdc189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8643bcec54911e9d14297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6H34M00S" calcext:value-type="time">
            <text:p>06:34:00 AM</text:p>
          </table:table-cell>
          <table:table-cell office:value-type="time" office:time-value="PT00H04M29S" calcext:value-type="time">
            <text:p>12:04:29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8b6ffbae91e4b8b8aa5c2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2H27M00S" calcext:value-type="time">
            <text:p>12:27:00 PM</text:p>
          </table:table-cell>
          <table:table-cell office:value-type="time" office:time-value="PT00H02M07S" calcext:value-type="time">
            <text:p>12:02:07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9024d18134ddc75d6e76d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21e218134ddc75d8be11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00H01M15S" calcext:value-type="time">
            <text:p>12:01:15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3454bae91e4b8b8d3249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5H34M00S" calcext:value-type="time">
            <text:p>03:34:00 PM</text:p>
          </table:table-cell>
          <table:table-cell office:value-type="time" office:time-value="PT00H02M24S" calcext:value-type="time">
            <text:p>12:02:24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ta Scienti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a356ff8d5efcc22020832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5H39M00S" calcext:value-type="time">
            <text:p>03:39:00 PM</text:p>
          </table:table-cell>
          <table:table-cell office:value-type="time" office:time-value="PT00H01M03S" calcext:value-type="time">
            <text:p>12:01:03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b1cb0cec54911e9d5d187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08H06M00S" calcext:value-type="time">
            <text:p>08:06:00 AM</text:p>
          </table:table-cell>
          <table:table-cell office:value-type="time" office:time-value="PT00H01M29S" calcext:value-type="time">
            <text:p>12:01:29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b8bf65d257a28a319e9cb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16H00M00S" calcext:value-type="time">
            <text:p>04:00:00 PM</text:p>
          </table:table-cell>
          <table:table-cell office:value-type="time" office:time-value="PT00H02M14S" calcext:value-type="time">
            <text:p>12:02:14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f53ce0f8c8599d5c04934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00H03M57S" calcext:value-type="time">
            <text:p>12:03:57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b35284cec54911e9e1818c</text:p>
          </table:table-cell>
          <table:table-cell office:value-type="string" calcext:value-type="string">
            <text:p>anonymous</text:p>
          </table:table-cell>
          <table:table-cell office:value-type="date" office:date-value="2022-06-22" calcext:value-type="date">
            <text:p>06/22/22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00H01M11S" calcext:value-type="time">
            <text:p>12:01:11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b525563f28f20328aeee5c</text:p>
          </table:table-cell>
          <table:table-cell office:value-type="string" calcext:value-type="string">
            <text:p>anonymous</text:p>
          </table:table-cell>
          <table:table-cell office:value-type="date" office:date-value="2022-06-23" calcext:value-type="date">
            <text:p>06/23/22</text:p>
          </table:table-cell>
          <table:table-cell office:value-type="time" office:time-value="PT22H45M00S" calcext:value-type="time">
            <text:p>10:45:00 PM</text:p>
          </table:table-cell>
          <table:table-cell office:value-type="time" office:time-value="PT00H00M50S" calcext:value-type="time">
            <text:p>12:00:50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 Analyst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b5a3e29bc428d5345f6e89</text:p>
          </table:table-cell>
          <table:table-cell office:value-type="string" calcext:value-type="string">
            <text:p>anonymous</text:p>
          </table:table-cell>
          <table:table-cell office:value-type="date" office:date-value="2022-06-24" calcext:value-type="date">
            <text:p>06/24/22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0H03M12S" calcext:value-type="time">
            <text:p>12:03:12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cd30f8c8599d5af0f8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45M00S" calcext:value-type="time">
            <text:p>08:45:00 AM</text:p>
          </table:table-cell>
          <table:table-cell office:value-type="time" office:time-value="PT00H01M25S" calcext:value-type="time">
            <text:p>12:01:25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Engineer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3dfbd8c00e9f5419ced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0M00S" calcext:value-type="time">
            <text:p>08:50:00 AM</text:p>
          </table:table-cell>
          <table:table-cell office:value-type="time" office:time-value="PT00H01M35S" calcext:value-type="time">
            <text:p>12:01:35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Mostly use sql but that’s not programming language.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e72bae91e4b8b82ea1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2M00S" calcext:value-type="time">
            <text:p>08:52:00 AM</text:p>
          </table:table-cell>
          <table:table-cell office:value-type="time" office:time-value="PT00H02M07S" calcext:value-type="time">
            <text:p>12:02:07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Responsibiliti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e8bf8d5efcc22f7c79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2M00S" calcext:value-type="time">
            <text:p>08:52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Qlik sense scrip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ee80f8c8599d5af14b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4M00S" calcext:value-type="time">
            <text:p>08:54:00 A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 Engineer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f52bc6861bf3176c72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5M00S" calcext:value-type="time">
            <text:p>08:55:00 AM</text:p>
          </table:table-cell>
          <table:table-cell office:value-type="time" office:time-value="PT00H01M33S" calcext:value-type="time">
            <text:p>12:01:33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3fa5cec54911e9ca51f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7M00S" calcext:value-type="time">
            <text:p>08:57:00 AM</text:p>
          </table:table-cell>
          <table:table-cell office:value-type="time" office:time-value="PT00H01M52S" calcext:value-type="time">
            <text:p>12:01:52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Power bi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3fcb575fa3a5ae88ad5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8H57M00S" calcext:value-type="time">
            <text:p>08:57:00 AM</text:p>
          </table:table-cell>
          <table:table-cell office:value-type="time" office:time-value="PT00H02M03S" calcext:value-type="time">
            <text:p>12:02:03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06b575fa3a5ae88ae7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00H01M25S" calcext:value-type="time">
            <text:p>12:01:25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0f5bc6861bf3176caa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2M00S" calcext:value-type="time">
            <text:p>09:02:00 AM</text:p>
          </table:table-cell>
          <table:table-cell office:value-type="time" office:time-value="PT00H02M32S" calcext:value-type="time">
            <text:p>12:02:32 AM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1a1f3072dd8926229a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5M00S" calcext:value-type="time">
            <text:p>09:05:00 AM</text:p>
          </table:table-cell>
          <table:table-cell office:value-type="time" office:time-value="PT00H08M11S" calcext:value-type="time">
            <text:p>12:08:11 AM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Other (Please Specify):I would say a combination of good work/life balance with a better pay and the exposure to a workplace that supposed growt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If SQL is categorised as a programming language then I will definitely say SQL. Since I am still learning, I can't give a definite answer in relation to the abover mentioned but for the sake of choosing I will say R then followed by python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1e8f8d5efcc22f7d002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6M00S" calcext:value-type="time">
            <text:p>09:06:00 AM</text:p>
          </table:table-cell>
          <table:table-cell office:value-type="time" office:time-value="PT00H01M58S" calcext:value-type="time">
            <text:p>12:01:58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256bae91e4b8b82f16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08M00S" calcext:value-type="time">
            <text:p>09:08:00 AM</text:p>
          </table:table-cell>
          <table:table-cell office:value-type="time" office:time-value="PT00H01M46S" calcext:value-type="time">
            <text:p>12:01:46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I don’t know an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4c5f408bae018ed480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9M00S" calcext:value-type="time">
            <text:p>09:19:00 AM</text:p>
          </table:table-cell>
          <table:table-cell office:value-type="time" office:time-value="PT00H02M21S" calcext:value-type="time">
            <text:p>12:02:21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4e1f3072dd89262332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19M00S" calcext:value-type="time">
            <text:p>09:19:00 A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6cef8f756164585385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27M00S" calcext:value-type="time">
            <text:p>09:27:00 AM</text:p>
          </table:table-cell>
          <table:table-cell office:value-type="time" office:time-value="PT00H01M51S" calcext:value-type="time">
            <text:p>12:01:51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Dont requir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7b4f8f7561645853a9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1M00S" calcext:value-type="time">
            <text:p>09:31:00 A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7f6b4da29969c62fb7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2M00S" calcext:value-type="time">
            <text:p>09:32:00 AM</text:p>
          </table:table-cell>
          <table:table-cell office:value-type="time" office:time-value="PT00H01M45S" calcext:value-type="time">
            <text:p>12:01:45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498e575fa3a5ae88c55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39M00S" calcext:value-type="time">
            <text:p>09:39:00 AM</text:p>
          </table:table-cell>
          <table:table-cell office:value-type="time" office:time-value="PT00H01M55S" calcext:value-type="time">
            <text:p>12:01:55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9bbf8f756164585400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0M00S" calcext:value-type="time">
            <text:p>09:40:00 AM</text:p>
          </table:table-cell>
          <table:table-cell office:value-type="time" office:time-value="PT00H02M07S" calcext:value-type="time">
            <text:p>12:02:07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Knowledge of Excel and SQL y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9e6b4da29969c63000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0M00S" calcext:value-type="time">
            <text:p>09:40:00 AM</text:p>
          </table:table-cell>
          <table:table-cell office:value-type="time" office:time-value="PT00H01M32S" calcext:value-type="time">
            <text:p>12:01:32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abc0f8c8599d5af31c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4M00S" calcext:value-type="time">
            <text:p>09:44:00 AM</text:p>
          </table:table-cell>
          <table:table-cell office:value-type="time" office:time-value="PT00H02M00S" calcext:value-type="time">
            <text:p>12:02:00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4b0eb4da29969c6302c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5M00S" calcext:value-type="time">
            <text:p>09:45:00 AM</text:p>
          </table:table-cell>
          <table:table-cell office:value-type="time" office:time-value="PT00H02M36S" calcext:value-type="time">
            <text:p>12:02:36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Opportunity for advancement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I don't use programming in my ro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4b99cec54911e9ca6e1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8M00S" calcext:value-type="time">
            <text:p>09:48:00 AM</text:p>
          </table:table-cell>
          <table:table-cell office:value-type="time" office:time-value="PT00H02M36S" calcext:value-type="time">
            <text:p>12:02:36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Engine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avaScript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4bd0cf2555431730208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49M00S" calcext:value-type="time">
            <text:p>09:49:00 AM</text:p>
          </table:table-cell>
          <table:table-cell office:value-type="time" office:time-value="PT00H01M29S" calcext:value-type="time">
            <text:p>12:01:29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Excel/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4da0f408bae018ed5ab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09H56M00S" calcext:value-type="time">
            <text:p>09:56:00 A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:unknow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50f7f3072dd892624d0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11M00S" calcext:value-type="time">
            <text:p>10:11:00 AM</text:p>
          </table:table-cell>
          <table:table-cell office:value-type="time" office:time-value="PT00H02M03S" calcext:value-type="time">
            <text:p>12:02:03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51860a77c1a77f65e86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13M00S" calcext:value-type="time">
            <text:p>10:13:00 AM</text:p>
          </table:table-cell>
          <table:table-cell office:value-type="time" office:time-value="PT00H01M28S" calcext:value-type="time">
            <text:p>12:01:28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2a32e54c9003e53498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18M00S" calcext:value-type="time">
            <text:p>10:18:00 AM</text:p>
          </table:table-cell>
          <table:table-cell office:value-type="time" office:time-value="PT00H01M46S" calcext:value-type="time">
            <text:p>12:01:46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53565d257a28a30da59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1M00S" calcext:value-type="time">
            <text:p>10:21:00 AM</text:p>
          </table:table-cell>
          <table:table-cell office:value-type="time" office:time-value="PT00H05M11S" calcext:value-type="time">
            <text:p>12:05:11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 Postgres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545e0f8c8599d5af474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25M00S" calcext:value-type="time">
            <text:p>10:25:00 AM</text:p>
          </table:table-cell>
          <table:table-cell office:value-type="time" office:time-value="PT00H03M42S" calcext:value-type="time">
            <text:p>12:03:42 AM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D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57d30f8c8599d5af4ea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40M00S" calcext:value-type="time">
            <text:p>10:40:00 AM</text:p>
          </table:table-cell>
          <table:table-cell office:value-type="time" office:time-value="PT00H01M36S" calcext:value-type="time">
            <text:p>12:01:36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82e575fa3a5ae88e50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41M00S" calcext:value-type="time">
            <text:p>10:41:00 AM</text:p>
          </table:table-cell>
          <table:table-cell office:value-type="time" office:time-value="PT00H02M45S" calcext:value-type="time">
            <text:p>12:02:45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981bae91e4b8b8323d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47M00S" calcext:value-type="time">
            <text:p>10:47:00 AM</text:p>
          </table:table-cell>
          <table:table-cell office:value-type="time" office:time-value="PT00H01M07S" calcext:value-type="time">
            <text:p>12:01:0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5b72f408bae018ed76a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0H55M00S" calcext:value-type="time">
            <text:p>10:55:00 AM</text:p>
          </table:table-cell>
          <table:table-cell office:value-type="time" office:time-value="PT00H01M14S" calcext:value-type="time">
            <text:p>12:01:14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Vb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602318134ddc75ced6b9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00H01M19S" calcext:value-type="time">
            <text:p>12:01:19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ta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0dbd8c00e9f541a16c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18M00S" calcext:value-type="time">
            <text:p>11:18:00 AM</text:p>
          </table:table-cell>
          <table:table-cell office:value-type="time" office:time-value="PT00H02M08S" calcext:value-type="time">
            <text:p>12:02:08 AM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Other:Exc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76bb4da29969c633ac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00H03M59S" calcext:value-type="time">
            <text:p>12:03:59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an environment that encourages growth like where I work currently and 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I currently do not work with programming languages y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67d224a2626027387b5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00H03M38S" calcext:value-type="time">
            <text:p>12:03:38 AM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7ed18134ddc75cee69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00H02M40S" calcext:value-type="time">
            <text:p>12:02:40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Alter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68ee2e54c9003e537e4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00H01M45S" calcext:value-type="time">
            <text:p>12:01:45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697ff408bae018ed948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00H01M28S" calcext:value-type="time">
            <text:p>12:01:28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Other:Non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6ac6cf255543173063d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00H02M59S" calcext:value-type="time">
            <text:p>12:02:59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36b862e54c9003e5383c6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00H02M21S" calcext:value-type="time">
            <text:p>12:02:21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c#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7128d8c00e9f541a39d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28M00S" calcext:value-type="time">
            <text:p>12:28:00 P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N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73efbc6861bf3177360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2H40M00S" calcext:value-type="time">
            <text:p>12:40:00 PM</text:p>
          </table:table-cell>
          <table:table-cell office:value-type="time" office:time-value="PT00H02M40S" calcext:value-type="time">
            <text:p>12:02:40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7b7db4da29969c636123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12M00S" calcext:value-type="time">
            <text:p>01:12:00 PM</text:p>
          </table:table-cell>
          <table:table-cell office:value-type="time" office:time-value="PT00H01M25S" calcext:value-type="time">
            <text:p>12:01:25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Just started learnin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384f0cec54911e9cadd6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00H02M41S" calcext:value-type="time">
            <text:p>12:02:41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8c9dbc6861bf317760c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25M00S" calcext:value-type="time">
            <text:p>02:25:00 P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i mean, i mostly work in SQL and its variants?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07cbae91e4b8b83891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4H42M00S" calcext:value-type="time">
            <text:p>02:42:00 P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951ed8c00e9f541a75d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00H01M41S" calcext:value-type="time">
            <text:p>12:01:41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70ebae91e4b8b839495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00H01M06S" calcext:value-type="time">
            <text:p>12:01:06 AM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udent/Looking/None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80c7dc029e2d66c9a81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00H01M49S" calcext:value-type="time">
            <text:p>12:01:49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980e0f8c8599d5afc32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00H01M27S" calcext:value-type="time">
            <text:p>12:01:27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A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a0bcf8f756164585daf7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51M00S" calcext:value-type="time">
            <text:p>03:51:00 PM</text:p>
          </table:table-cell>
          <table:table-cell office:value-type="time" office:time-value="PT00H03M49S" calcext:value-type="time">
            <text:p>12:03:49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N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a231b4da29969c639b2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5H57M00S" calcext:value-type="time">
            <text:p>03:57:00 PM</text:p>
          </table:table-cell>
          <table:table-cell office:value-type="time" office:time-value="PT00H02M55S" calcext:value-type="time">
            <text:p>12:02:55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a90f24a262602738e80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26M00S" calcext:value-type="time">
            <text:p>04:26:00 PM</text:p>
          </table:table-cell>
          <table:table-cell office:value-type="time" office:time-value="PT00H01M26S" calcext:value-type="time">
            <text:p>12:01:26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Mainly use Exce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ae69bc6861bf3177900d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6H49M00S" calcext:value-type="time">
            <text:p>04:49:00 PM</text:p>
          </table:table-cell>
          <table:table-cell office:value-type="time" office:time-value="PT00H02M55S" calcext:value-type="time">
            <text:p>12:02:55 AM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Mentorship from leading Data Analys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DAX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c021f8f756164586043f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00H02M00S" calcext:value-type="time">
            <text:p>12:02:00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c1b1bc6861bf3177aa8c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00H02M04S" calcext:value-type="time">
            <text:p>12:02:04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c7f1bc6861bf3177b06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38M00S" calcext:value-type="time">
            <text:p>06:38:00 PM</text:p>
          </table:table-cell>
          <table:table-cell office:value-type="time" office:time-value="PT00H01M57S" calcext:value-type="time">
            <text:p>12:01:57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ca44bae91e4b8b83dcd4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8H48M00S" calcext:value-type="time">
            <text:p>06:48:00 PM</text:p>
          </table:table-cell>
          <table:table-cell office:value-type="time" office:time-value="PT00H04M17S" calcext:value-type="time">
            <text:p>12:04:17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Mix of better salary, good work/life balance, remote work and good culture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udent/Looking/None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3d37c0a77c1a77f66bc0e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19H27M00S" calcext:value-type="time">
            <text:p>07:27:00 PM</text:p>
          </table:table-cell>
          <table:table-cell office:value-type="time" office:time-value="PT00H01M11S" calcext:value-type="time">
            <text:p>12:01:11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e32bd8c00e9f541ad5f0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0H34M00S" calcext:value-type="time">
            <text:p>08:34:00 PM</text:p>
          </table:table-cell>
          <table:table-cell office:value-type="time" office:time-value="PT00H01M44S" calcext:value-type="time">
            <text:p>12:01:44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:SQL because that is all I know really well so far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3f6d9bae91e4b8b8408ca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1H58M00S" calcext:value-type="time">
            <text:p>09:58:00 PM</text:p>
          </table:table-cell>
          <table:table-cell office:value-type="time" office:time-value="PT00H00M59S" calcext:value-type="time">
            <text:p>12:00:59 AM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3fc7c7dc029e2d66d10e8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2H22M00S" calcext:value-type="time">
            <text:p>10:22:00 PM</text:p>
          </table:table-cell>
          <table:table-cell office:value-type="time" office:time-value="PT00H02M26S" calcext:value-type="time">
            <text:p>12:02:26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Other:Vb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4061bf408bae018ee5deb</text:p>
          </table:table-cell>
          <table:table-cell office:value-type="string" calcext:value-type="string">
            <text:p>anonymous</text:p>
          </table:table-cell>
          <table:table-cell office:value-type="date" office:date-value="2022-06-10" calcext:value-type="date">
            <text:p>06/10/22</text:p>
          </table:table-cell>
          <table:table-cell office:value-type="time" office:time-value="PT23H03M00S" calcext:value-type="time">
            <text:p>11:03:00 PM</text:p>
          </table:table-cell>
          <table:table-cell office:value-type="time" office:time-value="PT00H02M55S" calcext:value-type="time">
            <text:p>12:02:55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1968f8d5efcc22f8fd4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0H26M00S" calcext:value-type="time">
            <text:p>12:26:00 AM</text:p>
          </table:table-cell>
          <table:table-cell office:value-type="time" office:time-value="PT00H02M20S" calcext:value-type="time">
            <text:p>12:02:20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base Develop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25ec2e54c9003e5467bf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1H19M00S" calcext:value-type="time">
            <text:p>01:19:00 AM</text:p>
          </table:table-cell>
          <table:table-cell office:value-type="time" office:time-value="PT00H01M15S" calcext:value-type="time">
            <text:p>12:01:15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4ea3f408bae018eea62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00H05M51S" calcext:value-type="time">
            <text:p>12:05:51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Engine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5a140a77c1a77f67469d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5H02M00S" calcext:value-type="time">
            <text:p>05:02:00 AM</text:p>
          </table:table-cell>
          <table:table-cell office:value-type="time" office:time-value="PT00H02M27S" calcext:value-type="time">
            <text:p>12:02:27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604d0a77c1a77f674e29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00H01M51S" calcext:value-type="time">
            <text:p>12:01:51 AM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Non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7c587dc029e2d66d9782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7H28M00S" calcext:value-type="time">
            <text:p>07:28:00 AM</text:p>
          </table:table-cell>
          <table:table-cell office:value-type="time" office:time-value="PT00H03M11S" calcext:value-type="time">
            <text:p>12:03:11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MATLAB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48c4c24a262602739e14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36M00S" calcext:value-type="time">
            <text:p>08:36:00 AM</text:p>
          </table:table-cell>
          <table:table-cell office:value-type="time" office:time-value="PT00H01M31S" calcext:value-type="time">
            <text:p>12:01:31 AM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A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8cbdf408bae018eeeccf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8H38M00S" calcext:value-type="time">
            <text:p>08:38:00 AM</text:p>
          </table:table-cell>
          <table:table-cell office:value-type="time" office:time-value="PT00H00M55S" calcext:value-type="time">
            <text:p>12:00:55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9e5f24a262602739f9af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09H53M00S" calcext:value-type="time">
            <text:p>09:53:00 AM</text:p>
          </table:table-cell>
          <table:table-cell office:value-type="time" office:time-value="PT00H01M28S" calcext:value-type="time">
            <text:p>12:01:28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ta Engineer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a8cb0a77c1a77f67a405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0H38M00S" calcext:value-type="time">
            <text:p>10:38:00 AM</text:p>
          </table:table-cell>
          <table:table-cell office:value-type="time" office:time-value="PT00H02M27S" calcext:value-type="time">
            <text:p>12:02:27 A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4b2e5f8f75616458712af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1H21M00S" calcext:value-type="time">
            <text:p>11:21:00 A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Other (Please Specify):Learning new skills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4d9d4bae91e4b8b8501f1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4H07M00S" calcext:value-type="time">
            <text:p>02:07:00 PM</text:p>
          </table:table-cell>
          <table:table-cell office:value-type="time" office:time-value="PT00H01M22S" calcext:value-type="time">
            <text:p>12:01:22 A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Scientist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11acbc6861bf3179178a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00H01M53S" calcext:value-type="time">
            <text:p>12:01:53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Engineer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1aaacec54911e9cca93b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8H43M00S" calcext:value-type="time">
            <text:p>06:43:00 PM</text:p>
          </table:table-cell>
          <table:table-cell office:value-type="time" office:time-value="PT00H03M26S" calcext:value-type="time">
            <text:p>12:03:26 AM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 Analyst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DA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2629b4da29969c654a94</text:p>
          </table:table-cell>
          <table:table-cell office:value-type="string" calcext:value-type="string">
            <text:p>anonymous</text:p>
          </table:table-cell>
          <table:table-cell office:value-type="date" office:date-value="2022-06-11" calcext:value-type="date">
            <text:p>06/11/22</text:p>
          </table:table-cell>
          <table:table-cell office:value-type="time" office:time-value="PT19H32M00S" calcext:value-type="time">
            <text:p>07:32:00 PM</text:p>
          </table:table-cell>
          <table:table-cell office:value-type="time" office:time-value="PT00H09M42S" calcext:value-type="time">
            <text:p>12:09:42 AM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Sql &amp; <text:s/>plsql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62a56bc67dc029e2d66e86c0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0H29M00S" calcext:value-type="time">
            <text:p>12:29:00 AM</text:p>
          </table:table-cell>
          <table:table-cell office:value-type="time" office:time-value="PT00H01M37S" calcext:value-type="time">
            <text:p>12:01:37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Engineer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59d007dc029e2d66eb8f9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0H01M29S" calcext:value-type="time">
            <text:p>12:01:29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5a44b24a26260273af0fc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00H01M34S" calcext:value-type="time">
            <text:p>12:01:34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Other (Please Specify):Better work &amp; remote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31782e54c9003e56ac36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14H33M00S" calcext:value-type="time">
            <text:p>02:33:00 PM</text:p>
          </table:table-cell>
          <table:table-cell office:value-type="time" office:time-value="PT00H10M34S" calcext:value-type="time">
            <text:p>12:10:34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6a11a0a77c1a77f69b7cb</text:p>
          </table:table-cell>
          <table:table-cell office:value-type="string" calcext:value-type="string">
            <text:p>anonymous</text:p>
          </table:table-cell>
          <table:table-cell office:value-type="date" office:date-value="2022-06-12" calcext:value-type="date">
            <text:p>06/12/22</text:p>
          </table:table-cell>
          <table:table-cell office:value-type="time" office:time-value="PT22H29M00S" calcext:value-type="time">
            <text:p>10:29:00 PM</text:p>
          </table:table-cell>
          <table:table-cell office:value-type="time" office:time-value="PT00H03M16S" calcext:value-type="time">
            <text:p>12:03:16 AM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Other:Ph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6bc6a18134ddc75d2a726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0H26M00S" calcext:value-type="time">
            <text:p>12:26:00 AM</text:p>
          </table:table-cell>
          <table:table-cell office:value-type="time" office:time-value="PT00H01M30S" calcext:value-type="time">
            <text:p>12:01:30 AM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n Indian or Alaska Native</text:p>
          </table:table-cell>
        </table:table-row>
        <table:table-row table:style-name="ro1">
          <table:table-cell office:value-type="string" calcext:value-type="string">
            <text:p>62a6d2532e54c9003e575d9c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1H59M00S" calcext:value-type="time">
            <text:p>01:59:00 AM</text:p>
          </table:table-cell>
          <table:table-cell office:value-type="time" office:time-value="PT00H03M06S" calcext:value-type="time">
            <text:p>12:03:06 AM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DAX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73c5b0a77c1a77f6aba65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09H32M00S" calcext:value-type="time">
            <text:p>09:32:00 AM</text:p>
          </table:table-cell>
          <table:table-cell office:value-type="time" office:time-value="PT00H01M26S" calcext:value-type="time">
            <text:p>12:01:26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AS SQ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76c962e54c9003e588661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12H57M00S" calcext:value-type="time">
            <text:p>12:57:00 PM</text:p>
          </table:table-cell>
          <table:table-cell office:value-type="time" office:time-value="PT00H02M01S" calcext:value-type="time">
            <text:p>12:02:01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7e1380f8c8599d5b55fcf</text:p>
          </table:table-cell>
          <table:table-cell office:value-type="string" calcext:value-type="string">
            <text:p>anonymous</text:p>
          </table:table-cell>
          <table:table-cell office:value-type="date" office:date-value="2022-06-13" calcext:value-type="date">
            <text:p>06/13/22</text:p>
          </table:table-cell>
          <table:table-cell office:value-type="time" office:time-value="PT21H15M00S" calcext:value-type="time">
            <text:p>09:15:00 PM</text:p>
          </table:table-cell>
          <table:table-cell office:value-type="time" office:time-value="PT00H02M30S" calcext:value-type="time">
            <text:p>12:02:30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Non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85803f8d5efcc22fea92f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00H02M53S" calcext:value-type="time">
            <text:p>12:02:53 AM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None at the mo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8665c5d257a28a31474f7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06H43M00S" calcext:value-type="time">
            <text:p>06:43:00 AM</text:p>
          </table:table-cell>
          <table:table-cell office:value-type="time" office:time-value="PT00H01M05S" calcext:value-type="time">
            <text:p>12:01:05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Exce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8cd29bc6861bf317ea9a2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4H02M00S" calcext:value-type="time">
            <text:p>02:02:00 PM</text:p>
          </table:table-cell>
          <table:table-cell office:value-type="time" office:time-value="PT00H01M56S" calcext:value-type="time">
            <text:p>12:01:56 AM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Other (Please Specify):Remote to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8fcf5cf25554317384604</text:p>
          </table:table-cell>
          <table:table-cell office:value-type="string" calcext:value-type="string">
            <text:p>anonymous</text:p>
          </table:table-cell>
          <table:table-cell office:value-type="date" office:date-value="2022-06-14" calcext:value-type="date">
            <text:p>06/14/22</text:p>
          </table:table-cell>
          <table:table-cell office:value-type="time" office:time-value="PT17H26M00S" calcext:value-type="time">
            <text:p>05:26:00 PM</text:p>
          </table:table-cell>
          <table:table-cell office:value-type="time" office:time-value="PT00H02M02S" calcext:value-type="time">
            <text:p>12:02:02 AM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9612bf8d5efcc22007c09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00H33M00S" calcext:value-type="time">
            <text:p>12:33:00 AM</text:p>
          </table:table-cell>
          <table:table-cell office:value-type="time" office:time-value="PT00H01M26S" calcext:value-type="time">
            <text:p>12:01:26 AM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962380f8c8599d5b7e3fb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00H38M00S" calcext:value-type="time">
            <text:p>12:38:00 AM</text:p>
          </table:table-cell>
          <table:table-cell office:value-type="time" office:time-value="PT00H01M24S" calcext:value-type="time">
            <text:p>12:01:24 A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Difficult</text:p>
          </table:table-cell>
          <table:table-cell office:value-type="string" calcext:value-type="string">
            <text:p>Remote Work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ta Analy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:N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1734f3072dd8926c4168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00H03M51S" calcext:value-type="time">
            <text:p>12:03:51 AM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DAX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spanic or Latino</text:p>
          </table:table-cell>
        </table:table-row>
        <table:table-row table:style-name="ro1">
          <table:table-cell office:value-type="string" calcext:value-type="string">
            <text:p>62aa2f44bc6861bf3180fd06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00H02M00S" calcext:value-type="time">
            <text:p>12:02:00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lack or African American</text:p>
          </table:table-cell>
        </table:table-row>
        <table:table-row table:style-name="ro1">
          <table:table-cell office:value-type="string" calcext:value-type="string">
            <text:p>62aa5761bc6861bf318141fc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00H02M35S" calcext:value-type="time">
            <text:p>12:02:35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aa387f8d5efcc22029fcb</text:p>
          </table:table-cell>
          <table:table-cell office:value-type="string" calcext:value-type="string">
            <text:p>anonymous</text:p>
          </table:table-cell>
          <table:table-cell office:value-type="date" office:date-value="2022-06-15" calcext:value-type="date">
            <text:p>06/15/22</text:p>
          </table:table-cell>
          <table:table-cell office:value-type="time" office:time-value="PT23H29M00S" calcext:value-type="time">
            <text:p>11:29:00 PM</text:p>
          </table:table-cell>
          <table:table-cell office:value-type="time" office:time-value="PT00H01M17S" calcext:value-type="time">
            <text:p>12:01:17 AM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ata Analyst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acd922e54c9003e5e33c2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02H28M00S" calcext:value-type="time">
            <text:p>02:28:00 AM</text:p>
          </table:table-cell>
          <table:table-cell office:value-type="time" office:time-value="PT00H01M22S" calcext:value-type="time">
            <text:p>12:01:22 AM</text:p>
          </table:table-cell>
          <table:table-cell office:value-type="string" calcext:value-type="string">
            <text:p>Yes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bee280f8c8599d5bc246d</text:p>
          </table:table-cell>
          <table:table-cell office:value-type="string" calcext:value-type="string">
            <text:p>anonymous</text:p>
          </table:table-cell>
          <table:table-cell office:value-type="date" office:date-value="2022-06-16" calcext:value-type="date">
            <text:p>06/16/22</text:p>
          </table:table-cell>
          <table:table-cell office:value-type="time" office:time-value="PT22H59M00S" calcext:value-type="time">
            <text:p>10:59:00 PM</text:p>
          </table:table-cell>
          <table:table-cell office:value-type="time" office:time-value="PT00H03M50S" calcext:value-type="time">
            <text:p>12:03:50 A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I do analysis and create presentations based on datasets provided by other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cf0890f8c8599d5bdce87</text:p>
          </table:table-cell>
          <table:table-cell office:value-type="string" calcext:value-type="string">
            <text:p>anonymous</text:p>
          </table:table-cell>
          <table:table-cell office:value-type="date" office:date-value="2022-06-17" calcext:value-type="date">
            <text:p>06/17/22</text:p>
          </table:table-cell>
          <table:table-cell office:value-type="time" office:time-value="PT17H22M00S" calcext:value-type="time">
            <text:p>05:22:00 PM</text:p>
          </table:table-cell>
          <table:table-cell office:value-type="time" office:time-value="PT00H02M06S" calcext:value-type="time">
            <text:p>12:02:06 AM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Cultur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adf26f18134ddc75de4bb4</text:p>
          </table:table-cell>
          <table:table-cell office:value-type="string" calcext:value-type="string">
            <text:p>anonymous</text:p>
          </table:table-cell>
          <table:table-cell office:value-type="date" office:date-value="2022-06-18" calcext:value-type="date">
            <text:p>06/18/22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00H01M47S" calcext:value-type="time">
            <text:p>12:01:47 AM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dent/Looking/None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af6371f8d5efcc2208e923</text:p>
          </table:table-cell>
          <table:table-cell office:value-type="string" calcext:value-type="string">
            <text:p>anonymous</text:p>
          </table:table-cell>
          <table:table-cell office:value-type="date" office:date-value="2022-06-19" calcext:value-type="date">
            <text:p>06/19/22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00H02M21S" calcext:value-type="time">
            <text:p>12:02:21 AM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string" calcext:value-type="string">
            <text:p>Neither easy nor 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ent/Looking/No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ian or Asian American</text:p>
          </table:table-cell>
        </table:table-row>
        <table:table-row table:style-name="ro1">
          <table:table-cell office:value-type="string" calcext:value-type="string">
            <text:p>62b16a5c5d257a28a321a74c</text:p>
          </table:table-cell>
          <table:table-cell office:value-type="string" calcext:value-type="string">
            <text:p>anonymous</text:p>
          </table:table-cell>
          <table:table-cell office:value-type="date" office:date-value="2022-06-21" calcext:value-type="date">
            <text:p>06/21/22</text:p>
          </table:table-cell>
          <table:table-cell office:value-type="time" office:time-value="PT02H51M00S" calcext:value-type="time">
            <text:p>02:51:00 AM</text:p>
          </table:table-cell>
          <table:table-cell office:value-type="time" office:time-value="PT00H02M28S" calcext:value-type="time">
            <text:p>12:02:28 AM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Good Work/Life Balanc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ata Analyst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hite or Caucasian</text:p>
          </table:table-cell>
        </table:table-row>
        <table:table-row table:style-name="ro1">
          <table:table-cell office:value-type="string" calcext:value-type="string">
            <text:p>62b27004bc6861bf318c9038</text:p>
          </table:table-cell>
          <table:table-cell office:value-type="string" calcext:value-type="string">
            <text:p>anonymous</text:p>
          </table:table-cell>
          <table:table-cell office:value-type="date" office:date-value="2022-06-21" calcext:value-type="date">
            <text:p>06/21/22</text:p>
          </table:table-cell>
          <table:table-cell office:value-type="time" office:time-value="PT21H27M00S" calcext:value-type="time">
            <text:p>09:27:00 PM</text:p>
          </table:table-cell>
          <table:table-cell office:value-type="time" office:time-value="PT00H01M33S" calcext:value-type="time">
            <text:p>12:01:33 AM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Better Salary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tabase Developer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:SQL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hite or Caucas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7T13:41:34.639000000</meta:creation-date>
    <dc:date>2025-04-07T13:42:53.996000000</dc:date>
    <meta:editing-duration>PT1M28S</meta:editing-duration>
    <meta:editing-cycles>1</meta:editing-cycles>
    <meta:document-statistic meta:table-count="1" meta:cell-count="15082" meta:object-count="0"/>
    <meta:generator>XLSX_Editor/6.2.8.2$Windows_x86 LibreOffice_project/</meta:generator>
  </office:meta>
</office:document-meta>
</file>